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5.34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152cm"/>
    </style:style>
    <style:style style:name="co4" style:family="table-column">
      <style:table-column-properties fo:break-before="auto" style:column-width="0.961cm"/>
    </style:style>
    <style:style style:name="co5" style:family="table-column">
      <style:table-column-properties fo:break-before="auto" style:column-width="1.533cm"/>
    </style:style>
    <style:style style:name="co6" style:family="table-column">
      <style:table-column-properties fo:break-before="auto" style:column-width="1.207cm"/>
    </style:style>
    <style:style style:name="co7" style:family="table-column">
      <style:table-column-properties fo:break-before="auto" style:column-width="2.831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178cm"/>
    </style:style>
    <style:style style:name="co10" style:family="table-column">
      <style:table-column-properties fo:break-before="auto" style:column-width="1.261cm"/>
    </style:style>
    <style:style style:name="co11" style:family="table-column">
      <style:table-column-properties fo:break-before="auto" style:column-width="2.676cm"/>
    </style:style>
    <style:style style:name="co12" style:family="table-column">
      <style:table-column-properties fo:break-before="auto" style:column-width="1.124cm"/>
    </style:style>
    <style:style style:name="co13" style:family="table-column">
      <style:table-column-properties fo:break-before="auto" style:column-width="2.921cm"/>
    </style:style>
    <style:style style:name="co14" style:family="table-column">
      <style:table-column-properties fo:break-before="auto" style:column-width="1.423cm"/>
    </style:style>
    <style:style style:name="co15" style:family="table-column">
      <style:table-column-properties fo:break-before="auto" style:column-width="1.288cm"/>
    </style:style>
    <style:style style:name="co16" style:family="table-column">
      <style:table-column-properties fo:break-before="auto" style:column-width="1.833cm"/>
    </style:style>
    <style:style style:name="co17" style:family="table-column">
      <style:table-column-properties fo:break-before="auto" style:column-width="3.03cm"/>
    </style:style>
    <style:style style:name="co18" style:family="table-column">
      <style:table-column-properties fo:break-before="auto" style:column-width="1.804cm"/>
    </style:style>
    <style:style style:name="co19" style:family="table-column">
      <style:table-column-properties fo:break-before="auto" style:column-width="2.295cm"/>
    </style:style>
    <style:style style:name="co20" style:family="table-column">
      <style:table-column-properties fo:break-before="auto" style:column-width="2.459cm"/>
    </style:style>
    <style:style style:name="co21" style:family="table-column">
      <style:table-column-properties fo:break-before="auto" style:column-width="3.44cm"/>
    </style:style>
    <style:style style:name="co22" style:family="table-column">
      <style:table-column-properties fo:break-before="auto" style:column-width="2.649cm"/>
    </style:style>
    <style:style style:name="co23" style:family="table-column">
      <style:table-column-properties fo:break-before="auto" style:column-width="2.623cm"/>
    </style:style>
    <style:style style:name="co24" style:family="table-column">
      <style:table-column-properties fo:break-before="auto" style:column-width="2.568cm"/>
    </style:style>
    <style:style style:name="co25" style:family="table-column">
      <style:table-column-properties fo:break-before="auto" style:column-width="2.914cm"/>
    </style:style>
    <style:style style:name="co26" style:family="table-column">
      <style:table-column-properties fo:break-before="auto" style:column-width="3.621cm"/>
    </style:style>
    <style:style style:name="co27" style:family="table-column">
      <style:table-column-properties fo:break-before="auto" style:column-width="2.868cm"/>
    </style:style>
    <style:style style:name="co28" style:family="table-column">
      <style:table-column-properties fo:break-before="auto" style:column-width="3.6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4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35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fo:background-color="#81d41a"/>
    </style:style>
    <style:style style:name="ce41" style:family="table-cell" style:parent-style-name="Default">
      <style:table-cell-properties fo:background-color="#ffffd7" style:text-align-source="fix" style:repeat-content="false" style:vertical-align="middle"/>
      <style:paragraph-properties fo:text-align="center"/>
    </style:style>
    <style:style style:name="ce42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d7"/>
    </style:style>
    <style:style style:name="ce14" style:family="table-cell" style:parent-style-name="Default">
      <style:table-cell-properties fo:background-color="#ffd8ce" style:text-align-source="fix" style:repeat-content="false" style:vertical-align="middle"/>
      <style:paragraph-properties fo:text-align="center"/>
    </style:style>
    <style:style style:name="ce71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3" style:family="table-cell" style:parent-style-name="Default">
      <style:table-cell-properties fo:background-color="#ffd8ce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ffd8ce"/>
    </style:style>
    <style:style style:name="ce75" style:family="table-cell" style:parent-style-name="Default">
      <style:text-properties fo:font-weight="bold" style:font-weight-asian="bold" style:font-weight-complex="bold"/>
    </style:style>
    <style:style style:name="ce76" style:family="table-cell" style:parent-style-name="Default">
      <style:text-properties fo:font-weight="normal" style:font-weight-asian="normal" style:font-weight-complex="normal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9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0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81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83" style:family="table-cell" style:parent-style-name="Default">
      <style:text-properties fo:font-style="normal" style:font-style-asian="normal" style:font-style-complex="normal"/>
    </style:style>
    <style:style style:name="ce84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uildcosts Productionsites" table:style-name="ta1">
        <table:table-column table:style-name="co1" table:default-cell-style-name="ce32"/>
        <table:table-column table:style-name="co2" table:default-cell-style-name="ce32"/>
        <table:table-column table:style-name="co2" table:default-cell-style-name="ce33"/>
        <table:table-column table:style-name="co3" table:default-cell-style-name="ce39"/>
        <table:table-column table:style-name="co4" table:default-cell-style-name="ce39"/>
        <table:table-column table:style-name="co5" table:default-cell-style-name="ce39"/>
        <table:table-column table:style-name="co6" table:default-cell-style-name="ce39"/>
        <table:table-column table:style-name="co7" table:default-cell-style-name="ce39"/>
        <table:table-column table:style-name="co8" table:default-cell-style-name="ce39"/>
        <table:table-column table:style-name="co9" table:default-cell-style-name="ce39"/>
        <table:table-column table:style-name="co10" table:default-cell-style-name="ce39"/>
        <table:table-column table:style-name="co8" table:default-cell-style-name="ce39"/>
        <table:table-column table:style-name="co11" table:default-cell-style-name="ce39"/>
        <table:table-column table:style-name="co12" table:default-cell-style-name="ce39"/>
        <table:table-column table:style-name="co2" table:number-columns-repeated="1004" table:default-cell-style-name="Default"/>
        <table:table-row table:style-name="ro1">
          <table:table-cell table:style-name="Default" table:number-columns-repeated="3"/>
          <table:table-cell table:style-name="ce34" office:value-type="string" calcext:value-type="string" table:number-columns-spanned="3" table:number-rows-spanned="1">
            <text:p>Basic build materials</text:p>
          </table:table-cell>
          <table:covered-table-cell table:number-columns-repeated="2" table:style-name="ce40"/>
          <table:table-cell table:style-name="ce41" office:value-type="string" calcext:value-type="string" table:number-columns-spanned="2" table:number-rows-spanned="1">
            <text:p>Normal build materials</text:p>
          </table:table-cell>
          <table:covered-table-cell table:style-name="ce45"/>
          <table:table-cell table:style-name="ce14" office:value-type="string" calcext:value-type="string" table:number-columns-spanned="6" table:number-rows-spanned="1">
            <text:p>Advanced build materials</text:p>
          </table:table-cell>
          <table:covered-table-cell table:number-columns-repeated="5" table:style-name="ce18"/>
          <table:table-cell table:style-name="ce75" table:number-columns-repeated="1004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ze</text:p>
          </table:table-cell>
          <table:table-cell table:style-name="ce35" office:value-type="string" calcext:value-type="string">
            <text:p>Reed</text:p>
          </table:table-cell>
          <table:table-cell table:style-name="ce35" office:value-type="string" calcext:value-type="string">
            <text:p>Log</text:p>
          </table:table-cell>
          <table:table-cell table:style-name="ce35" office:value-type="string" calcext:value-type="string">
            <text:p>Granite</text:p>
          </table:table-cell>
          <table:table-cell table:style-name="ce42" office:value-type="string" calcext:value-type="string">
            <text:p>Cloth</text:p>
          </table:table-cell>
          <table:table-cell table:style-name="ce42" office:value-type="string" calcext:value-type="string">
            <text:p>Blackwood</text:p>
          </table:table-cell>
          <table:table-cell table:style-name="ce71" office:value-type="string" calcext:value-type="string">
            <text:p>Planks</text:p>
          </table:table-cell>
          <table:table-cell table:style-name="ce71" office:value-type="string" calcext:value-type="string">
            <text:p>Brick</text:p>
          </table:table-cell>
          <table:table-cell table:style-name="ce71" office:value-type="string" calcext:value-type="string">
            <text:p>Grout</text:p>
          </table:table-cell>
          <table:table-cell table:style-name="ce71" office:value-type="string" calcext:value-type="string">
            <text:p>Marble</text:p>
          </table:table-cell>
          <table:table-cell table:style-name="ce71" office:value-type="string" calcext:value-type="string">
            <text:p>Marble Column</text:p>
          </table:table-cell>
          <table:table-cell table:style-name="ce71" office:value-type="string" calcext:value-type="string">
            <text:p>Gold</text:p>
          </table:table-cell>
          <table:table-cell table:style-name="ce76" table:number-columns-repeated="1004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3" table:style-name="ce36" office:value-type="float" office:value="4" calcext:value-type="float">
            <text:p>4</text:p>
          </table:table-cell>
          <table:table-cell table:style-name="ce43" table:number-columns-repeated="2"/>
          <table:table-cell table:style-name="ce72" office:value-type="float" office:value="2" calcext:value-type="float">
            <text:p>2</text:p>
          </table:table-cell>
          <table:table-cell table:style-name="ce72" table:number-columns-repeated="5"/>
          <table:table-cell table:style-name="ce76" table:number-columns-repeated="1004"/>
        </table:table-row>
        <table:table-row table:style-name="ro1">
          <table:table-cell office:value-type="string" calcext:value-type="string">
            <text:p>Animal Far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2"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43" table:number-columns-repeated="2"/>
          <table:table-cell table:style-name="ce72" table:number-columns-repeated="6"/>
          <table:table-cell table:style-name="ce76" table:number-columns-repeated="1004"/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2"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43" table:number-columns-repeated="2"/>
          <table:table-cell table:style-name="ce72" table:number-columns-repeated="6"/>
          <table:table-cell table:style-name="ce76" table:number-columns-repeated="1004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36" office:value-type="float" office:value="3" calcext:value-type="float">
            <text:p>3</text:p>
          </table:table-cell>
          <table:table-cell table:style-name="ce43"/>
          <table:table-cell table:style-name="ce43" office:value-type="float" office:value="2" calcext:value-type="float">
            <text:p>2</text:p>
          </table:table-cell>
          <table:table-cell table:style-name="ce72" office:value-type="float" office:value="2" calcext:value-type="float">
            <text:p>2</text:p>
          </table:table-cell>
          <table:table-cell table:style-name="ce72" table:number-columns-repeated="5"/>
          <table:table-cell table:style-name="ce76" table:number-columns-repeated="1004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36" office:value-type="float" office:value="3" calcext:value-type="float">
            <text:p>3</text:p>
          </table:table-cell>
          <table:table-cell table:style-name="ce43"/>
          <table:table-cell table:style-name="ce43" office:value-type="float" office:value="2" calcext:value-type="float">
            <text:p>2</text:p>
          </table:table-cell>
          <table:table-cell table:style-name="ce72" office:value-type="float" office:value="2" calcext:value-type="float">
            <text:p>2</text:p>
          </table:table-cell>
          <table:table-cell table:style-name="ce72" table:number-columns-repeated="5"/>
          <table:table-cell table:style-name="ce76" table:number-columns-repeated="1004"/>
        </table:table-row>
        <table:table-row table:style-name="ro1">
          <table:table-cell office:value-type="string" calcext:value-type="string">
            <text:p>Armorsmithy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36" office:value-type="float" office:value="3" calcext:value-type="float">
            <text:p>3</text:p>
          </table:table-cell>
          <table:table-cell table:style-name="ce43" table:number-columns-repeated="2"/>
          <table:table-cell table:style-name="ce72" table:number-columns-repeated="6"/>
          <table:table-cell table:style-name="ce76" table:number-columns-repeated="1004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36" office:value-type="float" office:value="3" calcext:value-type="float">
            <text:p>3</text:p>
          </table:table-cell>
          <table:table-cell table:style-name="ce43" table:number-columns-repeated="2"/>
          <table:table-cell table:style-name="ce72" table:number-columns-repeated="6"/>
          <table:table-cell table:style-name="ce76" table:number-columns-repeated="1004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36" office:value-type="float" office:value="3" calcext:value-type="float">
            <text:p>3</text:p>
          </table:table-cell>
          <table:table-cell table:style-name="ce43" table:number-columns-repeated="2"/>
          <table:table-cell table:style-name="ce72" table:number-columns-repeated="6"/>
          <table:table-cell table:style-name="ce76" table:number-columns-repeated="1004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36" office:value-type="float" office:value="3" calcext:value-type="float">
            <text:p>3</text:p>
          </table:table-cell>
          <table:table-cell table:style-name="ce43" table:number-columns-repeated="2"/>
          <table:table-cell table:style-name="ce72" table:number-columns-repeated="6"/>
          <table:table-cell table:style-name="ce76" table:number-columns-repeated="1004"/>
        </table:table-row>
        <table:table-row table:style-name="ro1">
          <table:table-cell office:value-type="string" calcext:value-type="string">
            <text:p>Reedyard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36" office:value-type="float" office:value="3" calcext:value-type="float">
            <text:p>3</text:p>
          </table:table-cell>
          <table:table-cell table:style-name="ce43" table:number-columns-repeated="2"/>
          <table:table-cell table:style-name="ce72" table:number-columns-repeated="6"/>
          <table:table-cell table:style-name="ce76" table:number-columns-repeated="1004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36" office:value-type="float" office:value="3" calcext:value-type="float">
            <text:p>3</text:p>
          </table:table-cell>
          <table:table-cell table:style-name="ce43" table:number-columns-repeated="2"/>
          <table:table-cell table:style-name="ce72" table:number-columns-repeated="6"/>
          <table:table-cell table:style-name="ce76" table:number-columns-repeated="1004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36" office:value-type="float" office:value="3" calcext:value-type="float">
            <text:p>3</text:p>
          </table:table-cell>
          <table:table-cell table:style-name="ce43" table:number-columns-repeated="2"/>
          <table:table-cell table:style-name="ce72" table:number-columns-repeated="6"/>
          <table:table-cell table:style-name="ce76" table:number-columns-repeated="1004"/>
        </table:table-row>
        <table:table-row table:style-name="ro1">
          <table:table-cell office:value-type="string" calcext:value-type="string">
            <text:p>Smithy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36" office:value-type="float" office:value="3" calcext:value-type="float">
            <text:p>3</text:p>
          </table:table-cell>
          <table:table-cell table:style-name="ce43" table:number-columns-repeated="2"/>
          <table:table-cell table:style-name="ce72" table:number-columns-repeated="6"/>
          <table:table-cell table:style-name="ce76" table:number-columns-repeated="1004"/>
        </table:table-row>
        <table:table-row table:style-name="ro1">
          <table:table-cell office:value-type="string" calcext:value-type="string">
            <text:p>Stonemasons 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36" office:value-type="float" office:value="3" calcext:value-type="float">
            <text:p>3</text:p>
          </table:table-cell>
          <table:table-cell table:style-name="ce43" table:number-columns-repeated="2"/>
          <table:table-cell table:style-name="ce72" table:number-columns-repeated="6"/>
          <table:table-cell table:style-name="ce76" table:number-columns-repeated="1004"/>
        </table:table-row>
        <table:table-row table:style-name="ro1">
          <table:table-cell office:value-type="string" calcext:value-type="string">
            <text:p>Tavern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36" office:value-type="float" office:value="3" calcext:value-type="float">
            <text:p>3</text:p>
          </table:table-cell>
          <table:table-cell table:style-name="ce43" table:number-columns-repeated="2"/>
          <table:table-cell table:style-name="ce72" table:number-columns-repeated="6"/>
          <table:table-cell table:style-name="ce76" table:number-columns-repeated="1004"/>
        </table:table-row>
        <table:table-row table:style-name="ro1">
          <table:table-cell office:value-type="string" calcext:value-type="string">
            <text:p>Toolsmithy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36" office:value-type="float" office:value="3" calcext:value-type="float">
            <text:p>3</text:p>
          </table:table-cell>
          <table:table-cell table:style-name="ce43" table:number-columns-repeated="2"/>
          <table:table-cell table:style-name="ce72" table:number-columns-repeated="6"/>
          <table:table-cell table:style-name="ce76" table:number-columns-repeated="1004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36" office:value-type="float" office:value="3" calcext:value-type="float">
            <text:p>3</text:p>
          </table:table-cell>
          <table:table-cell table:style-name="ce43" table:number-columns-repeated="2"/>
          <table:table-cell table:style-name="ce72" table:number-columns-repeated="6"/>
          <table:table-cell table:style-name="ce76" table:number-columns-repeated="1004"/>
        </table:table-row>
        <table:table-row table:style-name="ro1">
          <table:table-cell office:value-type="string" calcext:value-type="string">
            <text:p>Beekeepers 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3" table:style-name="ce37" office:value-type="float" office:value="2" calcext:value-type="float">
            <text:p>2</text:p>
          </table:table-cell>
          <table:table-cell table:style-name="ce44" table:number-columns-repeated="2"/>
          <table:table-cell table:style-name="ce73" table:number-columns-repeated="6"/>
          <table:table-cell table:style-name="ce76" table:number-columns-repeated="1004"/>
        </table:table-row>
        <table:table-row table:style-name="ro1">
          <table:table-cell office:value-type="string" calcext:value-type="string">
            <text:p>Clay Pi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43" table:number-columns-repeated="2"/>
          <table:table-cell table:style-name="ce72" table:number-columns-repeated="6"/>
          <table:table-cell table:style-name="ce76" table:number-columns-repeated="1004"/>
        </table:table-row>
        <table:table-row table:style-name="ro1">
          <table:table-cell office:value-type="string" calcext:value-type="string">
            <text:p>Foresters Hu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3" table:style-name="ce37" office:value-type="float" office:value="2" calcext:value-type="float">
            <text:p>2</text:p>
          </table:table-cell>
          <table:table-cell table:style-name="ce44" table:number-columns-repeated="2"/>
          <table:table-cell table:style-name="ce73" table:number-columns-repeated="6"/>
          <table:table-cell table:style-name="ce76" table:number-columns-repeated="1004"/>
        </table:table-row>
        <table:table-row table:style-name="ro1">
          <table:table-cell office:value-type="string" calcext:value-type="string">
            <text:p>Lumberjacks Hu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3" table:style-name="ce37" office:value-type="float" office:value="2" calcext:value-type="float">
            <text:p>2</text:p>
          </table:table-cell>
          <table:table-cell table:style-name="ce44" table:number-columns-repeated="2"/>
          <table:table-cell table:style-name="ce73" table:number-columns-repeated="6"/>
          <table:table-cell table:style-name="ce76" table:number-columns-repeated="1004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43" table:number-columns-repeated="2"/>
          <table:table-cell table:style-name="ce72" table:number-columns-repeated="6"/>
          <table:table-cell table:style-name="ce76" table:number-columns-repeated="1004"/>
        </table:table-row>
        <table:table-row table:style-name="ro1">
          <table:table-cell office:value-type="string" calcext:value-type="string">
            <text:p>Scouts Hu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3" table:style-name="ce37" office:value-type="float" office:value="2" calcext:value-type="float">
            <text:p>2</text:p>
          </table:table-cell>
          <table:table-cell table:style-name="ce44" table:number-columns-repeated="2"/>
          <table:table-cell table:style-name="ce73" table:number-columns-repeated="6"/>
          <table:table-cell table:style-name="ce76" table:number-columns-repeated="1004"/>
        </table:table-row>
        <table:table-row table:style-name="ro1">
          <table:table-cell office:value-type="string" calcext:value-type="string">
            <text:p>Well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37" office:value-type="float" office:value="2" calcext:value-type="float">
            <text:p>2</text:p>
          </table:table-cell>
          <table:table-cell table:style-name="ce44" table:number-columns-repeated="2"/>
          <table:table-cell table:style-name="ce73" table:number-columns-repeated="6"/>
          <table:table-cell table:style-name="ce76" table:number-columns-repeated="1004"/>
        </table:table-row>
        <table:table-row table:style-name="ro1">
          <table:table-cell office:value-type="string" calcext:value-type="string">
            <text:p>Coalmine</text:p>
          </table:table-cell>
          <table:table-cell table:number-columns-repeated="2" office:value-type="string" calcext:value-type="string">
            <text:p>Mine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/>
          <table:table-cell table:style-name="ce44"/>
          <table:table-cell table:style-name="ce44" office:value-type="float" office:value="2" calcext:value-type="float">
            <text:p>2</text:p>
          </table:table-cell>
          <table:table-cell table:style-name="ce73" office:value-type="float" office:value="2" calcext:value-type="float">
            <text:p>2</text:p>
          </table:table-cell>
          <table:table-cell table:style-name="ce73" table:number-columns-repeated="5"/>
          <table:table-cell table:style-name="ce76" table:number-columns-repeated="1004"/>
        </table:table-row>
        <table:table-row table:style-name="ro1">
          <table:table-cell office:value-type="string" calcext:value-type="string">
            <text:p>Goldmine</text:p>
          </table:table-cell>
          <table:table-cell table:number-columns-repeated="2" office:value-type="string" calcext:value-type="string">
            <text:p>Mine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/>
          <table:table-cell table:style-name="ce44"/>
          <table:table-cell table:style-name="ce44" office:value-type="float" office:value="2" calcext:value-type="float">
            <text:p>2</text:p>
          </table:table-cell>
          <table:table-cell table:style-name="ce73" office:value-type="float" office:value="2" calcext:value-type="float">
            <text:p>2</text:p>
          </table:table-cell>
          <table:table-cell table:style-name="ce73" table:number-columns-repeated="5"/>
          <table:table-cell table:style-name="ce76" table:number-columns-repeated="1004"/>
        </table:table-row>
        <table:table-row table:style-name="ro1">
          <table:table-cell office:value-type="string" calcext:value-type="string">
            <text:p>Ironmine</text:p>
          </table:table-cell>
          <table:table-cell table:number-columns-repeated="2" office:value-type="string" calcext:value-type="string">
            <text:p>Mine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/>
          <table:table-cell table:style-name="ce44"/>
          <table:table-cell table:style-name="ce44" office:value-type="float" office:value="2" calcext:value-type="float">
            <text:p>2</text:p>
          </table:table-cell>
          <table:table-cell table:style-name="ce73" office:value-type="float" office:value="2" calcext:value-type="float">
            <text:p>2</text:p>
          </table:table-cell>
          <table:table-cell table:style-name="ce73" table:number-columns-repeated="5"/>
          <table:table-cell table:style-name="ce76" table:number-columns-repeated="1004"/>
        </table:table-row>
        <table:table-row table:style-name="ro1">
          <table:table-cell office:value-type="string" calcext:value-type="string">
            <text:p>Coalmine Level 1</text:p>
          </table:table-cell>
          <table:table-cell table:number-columns-repeated="2" office:value-type="string" calcext:value-type="string">
            <text:p>Mine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5"/>
          <table:table-cell table:style-name="ce76" table:number-columns-repeated="1004"/>
        </table:table-row>
        <table:table-row table:style-name="ro1">
          <table:table-cell office:value-type="string" calcext:value-type="string">
            <text:p>Coalmine Level 2</text:p>
          </table:table-cell>
          <table:table-cell table:number-columns-repeated="2" office:value-type="string" calcext:value-type="string">
            <text:p>Mine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5"/>
          <table:table-cell table:style-name="ce76" table:number-columns-repeated="1004"/>
        </table:table-row>
        <table:table-row table:style-name="ro1">
          <table:table-cell office:value-type="string" calcext:value-type="string">
            <text:p>Coalmine Level 3</text:p>
          </table:table-cell>
          <table:table-cell table:number-columns-repeated="2" office:value-type="string" calcext:value-type="string">
            <text:p>Mine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5"/>
          <table:table-cell table:style-name="ce76" table:number-columns-repeated="1004"/>
        </table:table-row>
        <table:table-row table:style-name="ro1">
          <table:table-cell office:value-type="string" calcext:value-type="string">
            <text:p>Coalmine Level 4</text:p>
          </table:table-cell>
          <table:table-cell table:number-columns-repeated="2" office:value-type="string" calcext:value-type="string">
            <text:p>Mine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5"/>
          <table:table-cell table:style-name="ce76" table:number-columns-repeated="1004"/>
        </table:table-row>
        <table:table-row table:style-name="ro1">
          <table:table-cell office:value-type="string" calcext:value-type="string">
            <text:p>Coalmine Level 5</text:p>
          </table:table-cell>
          <table:table-cell table:number-columns-repeated="2" office:value-type="string" calcext:value-type="string">
            <text:p>Mine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5"/>
          <table:table-cell table:style-name="ce76" table:number-columns-repeated="1004"/>
        </table:table-row>
        <table:table-row table:style-name="ro1">
          <table:table-cell office:value-type="string" calcext:value-type="string">
            <text:p>Goldmine Level 1</text:p>
          </table:table-cell>
          <table:table-cell table:number-columns-repeated="2" office:value-type="string" calcext:value-type="string">
            <text:p>Mine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5"/>
          <table:table-cell table:style-name="ce76" table:number-columns-repeated="1004"/>
        </table:table-row>
        <table:table-row table:style-name="ro1">
          <table:table-cell office:value-type="string" calcext:value-type="string">
            <text:p>Goldmine Level 2</text:p>
          </table:table-cell>
          <table:table-cell table:number-columns-repeated="2" office:value-type="string" calcext:value-type="string">
            <text:p>Mine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5"/>
          <table:table-cell table:style-name="ce76" table:number-columns-repeated="1004"/>
        </table:table-row>
        <table:table-row table:style-name="ro1">
          <table:table-cell office:value-type="string" calcext:value-type="string">
            <text:p>Goldmine Level 3</text:p>
          </table:table-cell>
          <table:table-cell table:number-columns-repeated="2" office:value-type="string" calcext:value-type="string">
            <text:p>Mine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5"/>
          <table:table-cell table:style-name="ce76" table:number-columns-repeated="1004"/>
        </table:table-row>
        <table:table-row table:style-name="ro1">
          <table:table-cell office:value-type="string" calcext:value-type="string">
            <text:p>Goldmine Level 4</text:p>
          </table:table-cell>
          <table:table-cell table:number-columns-repeated="2" office:value-type="string" calcext:value-type="string">
            <text:p>Mine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5"/>
          <table:table-cell table:style-name="ce76" table:number-columns-repeated="1004"/>
        </table:table-row>
        <table:table-row table:style-name="ro1">
          <table:table-cell office:value-type="string" calcext:value-type="string">
            <text:p>Goldmine Level 5</text:p>
          </table:table-cell>
          <table:table-cell table:number-columns-repeated="2" office:value-type="string" calcext:value-type="string">
            <text:p>Mine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5"/>
          <table:table-cell table:style-name="ce76" table:number-columns-repeated="1004"/>
        </table:table-row>
        <table:table-row table:style-name="ro1">
          <table:table-cell office:value-type="string" calcext:value-type="string">
            <text:p>Ironmine Level 1</text:p>
          </table:table-cell>
          <table:table-cell table:number-columns-repeated="2" office:value-type="string" calcext:value-type="string">
            <text:p>Mine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5"/>
          <table:table-cell table:style-name="ce76" table:number-columns-repeated="1004"/>
        </table:table-row>
        <table:table-row table:style-name="ro1">
          <table:table-cell office:value-type="string" calcext:value-type="string">
            <text:p>Ironmine Level 2</text:p>
          </table:table-cell>
          <table:table-cell table:number-columns-repeated="2" office:value-type="string" calcext:value-type="string">
            <text:p>Mine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5"/>
          <table:table-cell table:style-name="ce76" table:number-columns-repeated="1004"/>
        </table:table-row>
        <table:table-row table:style-name="ro1">
          <table:table-cell office:value-type="string" calcext:value-type="string">
            <text:p>Ironmine Level 3</text:p>
          </table:table-cell>
          <table:table-cell table:number-columns-repeated="2" office:value-type="string" calcext:value-type="string">
            <text:p>Mine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5"/>
          <table:table-cell table:style-name="ce76" table:number-columns-repeated="1004"/>
        </table:table-row>
        <table:table-row table:style-name="ro1">
          <table:table-cell office:value-type="string" calcext:value-type="string">
            <text:p>Ironmine Level 4</text:p>
          </table:table-cell>
          <table:table-cell table:number-columns-repeated="2" office:value-type="string" calcext:value-type="string">
            <text:p>Mine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5"/>
          <table:table-cell table:style-name="ce76" table:number-columns-repeated="1004"/>
        </table:table-row>
        <table:table-row table:style-name="ro1">
          <table:table-cell office:value-type="string" calcext:value-type="string">
            <text:p>Ironmine Level 5</text:p>
          </table:table-cell>
          <table:table-cell table:number-columns-repeated="2" office:value-type="string" calcext:value-type="string">
            <text:p>Mine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5"/>
          <table:table-cell table:style-name="ce76" table:number-columns-repeated="1004"/>
        </table:table-row>
        <table:table-row table:style-name="ro1">
          <table:table-cell office:value-type="string" calcext:value-type="string">
            <text:p>Well Level 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44" table:number-columns-repeated="2"/>
          <table:table-cell table:style-name="ce73" table:number-columns-repeated="6"/>
          <table:table-cell table:style-name="ce76" table:number-columns-repeated="1004"/>
        </table:table-row>
        <table:table-row table:style-name="ro1">
          <table:table-cell office:value-type="string" calcext:value-type="string">
            <text:p>Animal Farm Level 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36" table:number-columns-repeated="3"/>
          <table:table-cell table:number-columns-repeated="2" table:style-name="ce43" office:value-type="float" office:value="3" calcext:value-type="float">
            <text:p>3</text:p>
          </table:table-cell>
          <table:table-cell table:style-name="ce72" table:number-columns-repeated="6"/>
          <table:table-cell table:style-name="ce76" table:number-columns-repeated="1004"/>
        </table:table-row>
        <table:table-row table:style-name="ro1">
          <table:table-cell office:value-type="string" calcext:value-type="string">
            <text:p>Animal Farm Level 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36" table:number-columns-repeated="3"/>
          <table:table-cell table:number-columns-repeated="2" table:style-name="ce43" office:value-type="float" office:value="3" calcext:value-type="float">
            <text:p>3</text:p>
          </table:table-cell>
          <table:table-cell table:style-name="ce72" table:number-columns-repeated="6"/>
          <table:table-cell table:style-name="ce76" table:number-columns-repeated="1004"/>
        </table:table-row>
        <table:table-row table:style-name="ro1">
          <table:table-cell office:value-type="string" calcext:value-type="string">
            <text:p>Farm Level 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36" table:number-columns-repeated="3"/>
          <table:table-cell table:number-columns-repeated="2" table:style-name="ce43" office:value-type="float" office:value="3" calcext:value-type="float">
            <text:p>3</text:p>
          </table:table-cell>
          <table:table-cell table:style-name="ce72" table:number-columns-repeated="6"/>
          <table:table-cell table:style-name="ce76" table:number-columns-repeated="1004"/>
        </table:table-row>
        <table:table-row table:style-name="ro1">
          <table:table-cell office:value-type="string" calcext:value-type="string">
            <text:p>Farm Level 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36" table:number-columns-repeated="3"/>
          <table:table-cell table:number-columns-repeated="2" table:style-name="ce43" office:value-type="float" office:value="3" calcext:value-type="float">
            <text:p>3</text:p>
          </table:table-cell>
          <table:table-cell table:style-name="ce72" table:number-columns-repeated="6"/>
          <table:table-cell table:style-name="ce76" table:number-columns-repeated="1004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36" table:number-columns-repeated="3"/>
          <table:table-cell table:number-columns-repeated="2" table:style-name="ce43" office:value-type="float" office:value="3" calcext:value-type="float">
            <text:p>3</text:p>
          </table:table-cell>
          <table:table-cell table:style-name="ce72" table:number-columns-repeated="5"/>
          <table:table-cell table:style-name="ce72" office:value-type="float" office:value="1" calcext:value-type="float">
            <text:p>1</text:p>
          </table:table-cell>
          <table:table-cell table:style-name="ce76" table:number-columns-repeated="1004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style-name="ce43" office:value-type="float" office:value="4" calcext:value-type="float">
            <text:p>4</text:p>
          </table:table-cell>
          <table:table-cell table:style-name="ce43" office:value-type="float" office:value="2" calcext:value-type="float">
            <text:p>2</text:p>
          </table:table-cell>
          <table:table-cell table:style-name="ce72" table:number-columns-repeated="6"/>
          <table:table-cell table:style-name="ce76" table:number-columns-repeated="1004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style-name="ce43" office:value-type="float" office:value="4" calcext:value-type="float">
            <text:p>4</text:p>
          </table:table-cell>
          <table:table-cell table:style-name="ce43" office:value-type="float" office:value="2" calcext:value-type="float">
            <text:p>2</text:p>
          </table:table-cell>
          <table:table-cell table:style-name="ce72" table:number-columns-repeated="6"/>
          <table:table-cell table:style-name="ce76" table:number-columns-repeated="1004"/>
        </table:table-row>
        <table:table-row table:style-name="ro1">
          <table:table-cell office:value-type="string" calcext:value-type="string">
            <text:p>Armorsmith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number-columns-repeated="2" table:style-name="ce43" office:value-type="float" office:value="2" calcext:value-type="float">
            <text:p>2</text:p>
          </table:table-cell>
          <table:table-cell table:style-name="ce72" table:number-columns-repeated="6"/>
          <table:table-cell table:style-name="ce76" table:number-columns-repeated="1004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number-columns-repeated="2" table:style-name="ce43" office:value-type="float" office:value="2" calcext:value-type="float">
            <text:p>2</text:p>
          </table:table-cell>
          <table:table-cell table:style-name="ce72" table:number-columns-repeated="6"/>
          <table:table-cell table:style-name="ce76" table:number-columns-repeated="1004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number-columns-repeated="2" table:style-name="ce43" office:value-type="float" office:value="2" calcext:value-type="float">
            <text:p>2</text:p>
          </table:table-cell>
          <table:table-cell table:style-name="ce72" table:number-columns-repeated="6"/>
          <table:table-cell table:style-name="ce76" table:number-columns-repeated="1004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number-columns-repeated="2" table:style-name="ce43" office:value-type="float" office:value="2" calcext:value-type="float">
            <text:p>2</text:p>
          </table:table-cell>
          <table:table-cell table:style-name="ce72" table:number-columns-repeated="5"/>
          <table:table-cell table:style-name="ce72" office:value-type="float" office:value="1" calcext:value-type="float">
            <text:p>1</text:p>
          </table:table-cell>
          <table:table-cell table:style-name="ce76" table:number-columns-repeated="1004"/>
        </table:table-row>
        <table:table-row table:style-name="ro1">
          <table:table-cell office:value-type="string" calcext:value-type="string">
            <text:p>Fruit Farm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number-columns-repeated="2" table:style-name="ce43" office:value-type="float" office:value="2" calcext:value-type="float">
            <text:p>2</text:p>
          </table:table-cell>
          <table:table-cell table:style-name="ce72" table:number-columns-repeated="6"/>
          <table:table-cell table:style-name="ce76" table:number-columns-repeated="1004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number-columns-repeated="2" table:style-name="ce43" office:value-type="float" office:value="2" calcext:value-type="float">
            <text:p>2</text:p>
          </table:table-cell>
          <table:table-cell table:style-name="ce72" table:number-columns-repeated="5"/>
          <table:table-cell table:style-name="ce72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number-columns-repeated="2" table:style-name="ce43" office:value-type="float" office:value="2" calcext:value-type="float">
            <text:p>2</text:p>
          </table:table-cell>
          <table:table-cell table:style-name="ce72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Stonemasons 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number-columns-repeated="2" table:style-name="ce43" office:value-type="float" office:value="2" calcext:value-type="float">
            <text:p>2</text:p>
          </table:table-cell>
          <table:table-cell table:style-name="ce72" table:number-columns-repeated="6"/>
          <table:table-cell table:style-name="ce76" table:number-columns-repeated="1004"/>
        </table:table-row>
        <table:table-row table:style-name="ro1">
          <table:table-cell office:value-type="string" calcext:value-type="string">
            <text:p>Toolsmith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number-columns-repeated="2" table:style-name="ce43" office:value-type="float" office:value="2" calcext:value-type="float">
            <text:p>2</text:p>
          </table:table-cell>
          <table:table-cell table:style-name="ce72" table:number-columns-repeated="6"/>
          <table:table-cell table:style-name="ce76" table:number-columns-repeated="1004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number-columns-repeated="2" table:style-name="ce43" office:value-type="float" office:value="2" calcext:value-type="float">
            <text:p>2</text:p>
          </table:table-cell>
          <table:table-cell table:style-name="ce72" table:number-columns-repeated="6"/>
          <table:table-cell table:style-name="ce76" table:number-columns-repeated="1004"/>
        </table:table-row>
        <table:table-row table:style-name="ro1">
          <table:table-cell office:value-type="string" calcext:value-type="string">
            <text:p>Tavern Level 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72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Tavern Level 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72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Beekeepers 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37" table:number-columns-repeated="3"/>
          <table:table-cell table:number-columns-repeated="2" table:style-name="ce44" office:value-type="float" office:value="1" calcext:value-type="float">
            <text:p>1</text:p>
          </table:table-cell>
          <table:table-cell table:style-name="ce7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Clay Pi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36" table:number-columns-repeated="3"/>
          <table:table-cell table:number-columns-repeated="2" table:style-name="ce43" office:value-type="float" office:value="1" calcext:value-type="float">
            <text:p>1</text:p>
          </table:table-cell>
          <table:table-cell table:style-name="ce72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Foresters 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37" table:number-columns-repeated="3"/>
          <table:table-cell table:number-columns-repeated="2" table:style-name="ce44" office:value-type="float" office:value="1" calcext:value-type="float">
            <text:p>1</text:p>
          </table:table-cell>
          <table:table-cell table:style-name="ce7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Lumberjacks 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37" table:number-columns-repeated="3"/>
          <table:table-cell table:number-columns-repeated="2" table:style-name="ce44" office:value-type="float" office:value="1" calcext:value-type="float">
            <text:p>1</text:p>
          </table:table-cell>
          <table:table-cell table:style-name="ce7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36" table:number-columns-repeated="3"/>
          <table:table-cell table:number-columns-repeated="2" table:style-name="ce43" office:value-type="float" office:value="1" calcext:value-type="float">
            <text:p>1</text:p>
          </table:table-cell>
          <table:table-cell table:style-name="ce72" table:number-columns-repeated="6"/>
          <table:table-cell table:style-name="ce76" table:number-columns-repeated="1004"/>
        </table:table-row>
        <table:table-row table:style-name="ro1">
          <table:table-cell office:value-type="string" calcext:value-type="string">
            <text:p>Scouts 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37" table:number-columns-repeated="3"/>
          <table:table-cell table:number-columns-repeated="2" table:style-name="ce44" office:value-type="float" office:value="1" calcext:value-type="float">
            <text:p>1</text:p>
          </table:table-cell>
          <table:table-cell table:style-name="ce7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Well Level 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37" table:number-columns-repeated="3"/>
          <table:table-cell table:number-columns-repeated="2" table:style-name="ce44" office:value-type="float" office:value="1" calcext:value-type="float">
            <text:p>1</text:p>
          </table:table-cell>
          <table:table-cell table:style-name="ce7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Well Level 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37" table:number-columns-repeated="3"/>
          <table:table-cell table:number-columns-repeated="2" table:style-name="ce44" office:value-type="float" office:value="1" calcext:value-type="float">
            <text:p>1</text:p>
          </table:table-cell>
          <table:table-cell table:style-name="ce7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style-name="ce43" office:value-type="float" office:value="2" calcext:value-type="float">
            <text:p>2</text:p>
          </table:table-cell>
          <table:table-cell table:style-name="ce43"/>
          <table:table-cell table:number-columns-repeated="4" table:style-name="ce72" office:value-type="float" office:value="2" calcext:value-type="float">
            <text:p>2</text:p>
          </table:table-cell>
          <table:table-cell table:style-name="ce72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36" table:number-columns-repeated="3"/>
          <table:table-cell table:style-name="ce43" table:number-columns-repeated="2"/>
          <table:table-cell table:number-columns-repeated="3" table:style-name="ce72" office:value-type="float" office:value="3" calcext:value-type="float">
            <text:p>3</text:p>
          </table:table-cell>
          <table:table-cell table:style-name="ce72"/>
          <table:table-cell table:style-name="ce72" office:value-type="float" office:value="3" calcext:value-type="float">
            <text:p>3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rmorsmith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style-name="ce43" table:number-columns-repeated="2"/>
          <table:table-cell table:number-columns-repeated="4" table:style-name="ce72" office:value-type="float" office:value="2" calcext:value-type="float">
            <text:p>2</text:p>
          </table:table-cell>
          <table:table-cell table:style-name="ce72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style-name="ce43" table:number-columns-repeated="2"/>
          <table:table-cell table:number-columns-repeated="4" table:style-name="ce72" office:value-type="float" office:value="2" calcext:value-type="float">
            <text:p>2</text:p>
          </table:table-cell>
          <table:table-cell table:style-name="ce72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style-name="ce43" table:number-columns-repeated="2"/>
          <table:table-cell table:number-columns-repeated="4" table:style-name="ce72" office:value-type="float" office:value="2" calcext:value-type="float">
            <text:p>2</text:p>
          </table:table-cell>
          <table:table-cell table:style-name="ce72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Inn Level 1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style-name="ce43" table:number-columns-repeated="2"/>
          <table:table-cell table:number-columns-repeated="4" table:style-name="ce72" office:value-type="float" office:value="2" calcext:value-type="float">
            <text:p>2</text:p>
          </table:table-cell>
          <table:table-cell table:style-name="ce72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style-name="ce43" table:number-columns-repeated="2"/>
          <table:table-cell table:number-columns-repeated="4" table:style-name="ce72" office:value-type="float" office:value="2" calcext:value-type="float">
            <text:p>2</text:p>
          </table:table-cell>
          <table:table-cell table:style-name="ce72" table:number-columns-repeated="2"/>
          <table:table-cell table:style-name="ce76" table:number-columns-repeated="1004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style-name="ce43" table:number-columns-repeated="2"/>
          <table:table-cell table:number-columns-repeated="4" table:style-name="ce72" office:value-type="float" office:value="2" calcext:value-type="float">
            <text:p>2</text:p>
          </table:table-cell>
          <table:table-cell table:style-name="ce72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Stonemasons 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style-name="ce43" table:number-columns-repeated="2"/>
          <table:table-cell table:number-columns-repeated="4" table:style-name="ce72" office:value-type="float" office:value="2" calcext:value-type="float">
            <text:p>2</text:p>
          </table:table-cell>
          <table:table-cell table:style-name="ce72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Toolsmith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style-name="ce43" table:number-columns-repeated="2"/>
          <table:table-cell table:number-columns-repeated="4" table:style-name="ce72" office:value-type="float" office:value="2" calcext:value-type="float">
            <text:p>2</text:p>
          </table:table-cell>
          <table:table-cell table:style-name="ce72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Vineyar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style-name="ce43" table:number-columns-repeated="2"/>
          <table:table-cell table:number-columns-repeated="4" table:style-name="ce72" office:value-type="float" office:value="2" calcext:value-type="float">
            <text:p>2</text:p>
          </table:table-cell>
          <table:table-cell table:style-name="ce72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style-name="ce43" table:number-columns-repeated="2"/>
          <table:table-cell table:number-columns-repeated="4" table:style-name="ce72" office:value-type="float" office:value="2" calcext:value-type="float">
            <text:p>2</text:p>
          </table:table-cell>
          <table:table-cell table:style-name="ce72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Brewery Wine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style-name="ce43" table:number-columns-repeated="2"/>
          <table:table-cell table:number-columns-repeated="3" table:style-name="ce72" office:value-type="float" office:value="2" calcext:value-type="float">
            <text:p>2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/>
          <table:table-cell table:number-columns-repeated="1004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style-name="ce43" table:number-columns-repeated="2"/>
          <table:table-cell table:number-columns-repeated="3" table:style-name="ce72" office:value-type="float" office:value="2" calcext:value-type="float">
            <text:p>2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Inn Level 2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style-name="ce43" table:number-columns-repeated="2"/>
          <table:table-cell table:number-columns-repeated="3" table:style-name="ce72" office:value-type="float" office:value="2" calcext:value-type="float">
            <text:p>2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/>
          <table:table-cell table:number-columns-repeated="1004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36" table:number-columns-repeated="3"/>
          <table:table-cell table:style-name="ce43" table:number-columns-repeated="2"/>
          <table:table-cell table:number-columns-repeated="3" table:style-name="ce72" office:value-type="float" office:value="2" calcext:value-type="float">
            <text:p>2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nimal Farm Level 3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36" table:number-columns-repeated="3"/>
          <table:table-cell table:style-name="ce43" table:number-columns-repeated="2"/>
          <table:table-cell table:number-columns-repeated="4" table:style-name="ce72" office:value-type="float" office:value="1" calcext:value-type="float">
            <text:p>1</text:p>
          </table:table-cell>
          <table:table-cell table:style-name="ce72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Animal Farm Level 4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36" table:number-columns-repeated="3"/>
          <table:table-cell table:style-name="ce43" table:number-columns-repeated="2"/>
          <table:table-cell table:number-columns-repeated="4" table:style-name="ce72" office:value-type="float" office:value="1" calcext:value-type="float">
            <text:p>1</text:p>
          </table:table-cell>
          <table:table-cell table:style-name="ce72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Beekeepers 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37" table:number-columns-repeated="3"/>
          <table:table-cell table:style-name="ce44" table:number-columns-repeated="2"/>
          <table:table-cell table:number-columns-repeated="4" table:style-name="ce73" office:value-type="float" office:value="1" calcext:value-type="float">
            <text:p>1</text:p>
          </table:table-cell>
          <table:table-cell table:style-name="ce7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Farm Level 3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36" table:number-columns-repeated="3"/>
          <table:table-cell table:style-name="ce43" table:number-columns-repeated="2"/>
          <table:table-cell table:number-columns-repeated="4" table:style-name="ce72" office:value-type="float" office:value="1" calcext:value-type="float">
            <text:p>1</text:p>
          </table:table-cell>
          <table:table-cell table:style-name="ce72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Farm Level 4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36" table:number-columns-repeated="3"/>
          <table:table-cell table:style-name="ce43" table:number-columns-repeated="2"/>
          <table:table-cell table:number-columns-repeated="4" table:style-name="ce72" office:value-type="float" office:value="1" calcext:value-type="float">
            <text:p>1</text:p>
          </table:table-cell>
          <table:table-cell table:style-name="ce72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Foresters 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37" table:number-columns-repeated="3"/>
          <table:table-cell table:style-name="ce44" table:number-columns-repeated="2"/>
          <table:table-cell table:number-columns-repeated="4" table:style-name="ce73" office:value-type="float" office:value="1" calcext:value-type="float">
            <text:p>1</text:p>
          </table:table-cell>
          <table:table-cell table:style-name="ce7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Lumberjacks 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37" table:number-columns-repeated="3"/>
          <table:table-cell table:style-name="ce44" table:number-columns-repeated="2"/>
          <table:table-cell table:number-columns-repeated="4" table:style-name="ce73" office:value-type="float" office:value="1" calcext:value-type="float">
            <text:p>1</text:p>
          </table:table-cell>
          <table:table-cell table:style-name="ce7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36" table:number-columns-repeated="3"/>
          <table:table-cell table:style-name="ce43" table:number-columns-repeated="2"/>
          <table:table-cell table:number-columns-repeated="4" table:style-name="ce72" office:value-type="float" office:value="1" calcext:value-type="float">
            <text:p>1</text:p>
          </table:table-cell>
          <table:table-cell table:style-name="ce72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Scouts 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37" table:number-columns-repeated="3"/>
          <table:table-cell table:style-name="ce44" table:number-columns-repeated="2"/>
          <table:table-cell table:number-columns-repeated="4"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76" table:number-columns-repeated="1004"/>
        </table:table-row>
        <table:table-row table:style-name="ro1">
          <table:table-cell office:value-type="string" calcext:value-type="string">
            <text:p>Well Level 4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37" table:number-columns-repeated="3"/>
          <table:table-cell table:style-name="ce44" table:number-columns-repeated="2"/>
          <table:table-cell table:number-columns-repeated="4" table:style-name="ce73" office:value-type="float" office:value="1" calcext:value-type="float">
            <text:p>1</text:p>
          </table:table-cell>
          <table:table-cell table:style-name="ce7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Animal Farm Level 5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36" table:number-columns-repeated="3"/>
          <table:table-cell table:style-name="ce43" table:number-columns-repeated="2"/>
          <table:table-cell table:number-columns-repeated="3" table:style-name="ce72" office:value-type="float" office:value="1" calcext:value-type="float">
            <text:p>1</text:p>
          </table:table-cell>
          <table:table-cell table:style-name="ce72"/>
          <table:table-cell table:style-name="ce72" office:value-type="float" office:value="1" calcext:value-type="float">
            <text:p>1</text:p>
          </table:table-cell>
          <table:table-cell table:style-name="ce72"/>
          <table:table-cell table:number-columns-repeated="1004"/>
        </table:table-row>
        <table:table-row table:style-name="ro1">
          <table:table-cell office:value-type="string" calcext:value-type="string">
            <text:p>Farm Level 5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36" table:number-columns-repeated="3"/>
          <table:table-cell table:style-name="ce43" table:number-columns-repeated="2"/>
          <table:table-cell table:number-columns-repeated="3" table:style-name="ce72" office:value-type="float" office:value="1" calcext:value-type="float">
            <text:p>1</text:p>
          </table:table-cell>
          <table:table-cell table:style-name="ce72"/>
          <table:table-cell table:style-name="ce72" office:value-type="float" office:value="1" calcext:value-type="float">
            <text:p>1</text:p>
          </table:table-cell>
          <table:table-cell table:style-name="ce72"/>
          <table:table-cell table:number-columns-repeated="1004"/>
        </table:table-row>
        <table:table-row table:style-name="ro1">
          <table:table-cell office:value-type="string" calcext:value-type="string">
            <text:p>Well Level 5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37" table:number-columns-repeated="3"/>
          <table:table-cell table:style-name="ce44" table:number-columns-repeated="2"/>
          <table:table-cell table:number-columns-repeated="3" table:style-name="ce73" office:value-type="float" office:value="1" calcext:value-type="float">
            <text:p>1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/>
          <table:table-cell table:number-columns-repeated="1004"/>
        </table:table-row>
        <table:table-row table:style-name="ro1">
          <table:table-cell office:value-type="string" calcext:value-type="string">
            <text:p>Well Level 6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37" table:number-columns-repeated="3"/>
          <table:table-cell table:style-name="ce44" table:number-columns-repeated="2"/>
          <table:table-cell table:number-columns-repeated="3" table:style-name="ce73" office:value-type="float" office:value="1" calcext:value-type="float">
            <text:p>1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/>
          <table:table-cell table:number-columns-repeated="1004"/>
        </table:table-row>
        <table:table-row table:style-name="ro1">
          <table:table-cell table:number-columns-repeated="3"/>
          <table:table-cell table:style-name="ce37" table:number-columns-repeated="3"/>
          <table:table-cell table:style-name="ce44" table:number-columns-repeated="2"/>
          <table:table-cell table:style-name="ce7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ll</text:p>
          </table:table-cell>
          <table:table-cell table:style-name="ce35" table:formula="of:=SUM([.D3:.D102])" office:value-type="float" office:value="90" calcext:value-type="float">
            <text:p>90</text:p>
          </table:table-cell>
          <table:table-cell table:style-name="ce35" table:formula="of:=SUM([.E3:.E102])" office:value-type="float" office:value="105" calcext:value-type="float">
            <text:p>105</text:p>
          </table:table-cell>
          <table:table-cell table:style-name="ce35" table:formula="of:=SUM([.F3:.F102])" office:value-type="float" office:value="67" calcext:value-type="float">
            <text:p>67</text:p>
          </table:table-cell>
          <table:table-cell table:style-name="ce35" table:formula="of:=SUM([.G3:.G102])" office:value-type="float" office:value="55" calcext:value-type="float">
            <text:p>55</text:p>
          </table:table-cell>
          <table:table-cell table:style-name="ce35" table:formula="of:=SUM([.H3:.H102])" office:value-type="float" office:value="76" calcext:value-type="float">
            <text:p>76</text:p>
          </table:table-cell>
          <table:table-cell table:style-name="ce35" table:formula="of:=SUM([.I3:.I102])" office:value-type="float" office:value="74" calcext:value-type="float">
            <text:p>74</text:p>
          </table:table-cell>
          <table:table-cell table:style-name="ce35" table:formula="of:=SUM([.J3:.J102])" office:value-type="float" office:value="47" calcext:value-type="float">
            <text:p>47</text:p>
          </table:table-cell>
          <table:table-cell table:style-name="ce35" table:formula="of:=SUM([.K3:.K102])" office:value-type="float" office:value="47" calcext:value-type="float">
            <text:p>47</text:p>
          </table:table-cell>
          <table:table-cell table:style-name="ce35" table:formula="of:=SUM([.L3:.L102])" office:value-type="float" office:value="32" calcext:value-type="float">
            <text:p>32</text:p>
          </table:table-cell>
          <table:table-cell table:style-name="ce35" table:formula="of:=SUM([.M3:.M102])" office:value-type="float" office:value="15" calcext:value-type="float">
            <text:p>15</text:p>
          </table:table-cell>
          <table:table-cell table:style-name="ce35" table:formula="of:=SUM([.N3:.N102])" office:value-type="float" office:value="6" calcext:value-type="float">
            <text:p>6</text:p>
          </table:table-cell>
          <table:table-cell table:number-columns-repeated="1004"/>
        </table:table-row>
        <table:table-row table:style-name="ro1" table:number-rows-repeated="1048471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Buildcosts Military" table:style-name="ta1">
        <table:table-column table:style-name="co1" table:default-cell-style-name="ce32"/>
        <table:table-column table:style-name="co2" table:default-cell-style-name="ce32"/>
        <table:table-column table:style-name="co2" table:default-cell-style-name="ce33"/>
        <table:table-column table:style-name="co13" table:default-cell-style-name="ce39"/>
        <table:table-column table:style-name="co3" table:default-cell-style-name="ce39"/>
        <table:table-column table:style-name="co8" table:default-cell-style-name="ce39"/>
        <table:table-column table:style-name="co6" table:default-cell-style-name="ce39"/>
        <table:table-column table:style-name="co5" table:default-cell-style-name="ce39"/>
        <table:table-column table:style-name="co9" table:default-cell-style-name="ce39"/>
        <table:table-column table:style-name="co10" table:default-cell-style-name="ce39"/>
        <table:table-column table:style-name="co8" table:default-cell-style-name="ce39"/>
        <table:table-column table:style-name="co11" table:default-cell-style-name="ce39"/>
        <table:table-column table:style-name="co14" table:default-cell-style-name="ce39"/>
        <table:table-column table:style-name="co15" table:default-cell-style-name="ce39"/>
        <table:table-column table:style-name="co16" table:default-cell-style-name="ce39"/>
        <table:table-column table:style-name="co12" table:default-cell-style-name="ce39"/>
        <table:table-column table:style-name="co2" table:number-columns-repeated="1006" table:default-cell-style-name="Default"/>
        <table:table-row table:style-name="ro1">
          <table:table-cell table:style-name="Default" table:number-columns-repeated="16"/>
          <table:table-cell table:style-name="ce75" table:number-columns-repeated="100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ze</text:p>
          </table:table-cell>
          <table:table-cell table:style-name="ce77" office:value-type="string" calcext:value-type="string">
            <text:p>Blackwood/Log</text:p>
          </table:table-cell>
          <table:table-cell table:style-name="ce77" office:value-type="string" calcext:value-type="string">
            <text:p>Reed</text:p>
          </table:table-cell>
          <table:table-cell table:style-name="ce77" office:value-type="string" calcext:value-type="string">
            <text:p>Planks</text:p>
          </table:table-cell>
          <table:table-cell table:style-name="ce77" office:value-type="string" calcext:value-type="string">
            <text:p>Cloth</text:p>
          </table:table-cell>
          <table:table-cell table:style-name="ce77" office:value-type="string" calcext:value-type="string">
            <text:p>Granite</text:p>
          </table:table-cell>
          <table:table-cell table:style-name="ce77" office:value-type="string" calcext:value-type="string">
            <text:p>Brick</text:p>
          </table:table-cell>
          <table:table-cell table:style-name="ce77" office:value-type="string" calcext:value-type="string">
            <text:p>Grout</text:p>
          </table:table-cell>
          <table:table-cell table:style-name="ce77" office:value-type="string" calcext:value-type="string">
            <text:p>Marble</text:p>
          </table:table-cell>
          <table:table-cell table:style-name="ce77" office:value-type="string" calcext:value-type="string">
            <text:p>Marble Column</text:p>
          </table:table-cell>
          <table:table-cell table:style-name="ce77" office:value-type="string" calcext:value-type="string">
            <text:p>Quartz</text:p>
          </table:table-cell>
          <table:table-cell table:style-name="ce77" office:value-type="string" calcext:value-type="string">
            <text:p>Silver</text:p>
          </table:table-cell>
          <table:table-cell table:style-name="ce77" office:value-type="string" calcext:value-type="string">
            <text:p>Diamond</text:p>
          </table:table-cell>
          <table:table-cell table:style-name="ce77" office:value-type="string" calcext:value-type="string">
            <text:p>Gold</text:p>
          </table:table-cell>
          <table:table-cell table:style-name="ce76" table:number-columns-repeated="1006"/>
        </table:table-row>
        <table:table-row table:style-name="ro1">
          <table:table-cell office:value-type="string" calcext:value-type="string">
            <text:p>Headquarters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4" calcext:value-type="float">
            <text:p>4</text:p>
          </table:table-cell>
          <table:table-cell table:style-name="ce78"/>
          <table:table-cell table:number-columns-repeated="2" table:style-name="ce78" office:value-type="float" office:value="4" calcext:value-type="float">
            <text:p>4</text:p>
          </table:table-cell>
          <table:table-cell table:style-name="ce78"/>
          <table:table-cell table:style-name="ce78" office:value-type="float" office:value="4" calcext:value-type="float">
            <text:p>4</text:p>
          </table:table-cell>
          <table:table-cell table:number-columns-repeated="4" table:style-name="ce78" office:value-type="float" office:value="3" calcext:value-type="float">
            <text:p>3</text:p>
          </table:table-cell>
          <table:table-cell table:style-name="ce76" table:number-columns-repeated="1006"/>
        </table:table-row>
        <table:table-row table:style-name="ro1">
          <table:table-cell office:value-type="string" calcext:value-type="string">
            <text:p>Market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4" calcext:value-type="float">
            <text:p>4</text:p>
          </table:table-cell>
          <table:table-cell table:style-name="ce78"/>
          <table:table-cell table:number-columns-repeated="2" table:style-name="ce78" office:value-type="float" office:value="4" calcext:value-type="float">
            <text:p>4</text:p>
          </table:table-cell>
          <table:table-cell table:style-name="ce78"/>
          <table:table-cell table:style-name="ce78" office:value-type="float" office:value="4" calcext:value-type="float">
            <text:p>4</text:p>
          </table:table-cell>
          <table:table-cell table:number-columns-repeated="4" table:style-name="ce78" office:value-type="float" office:value="3" calcext:value-type="float">
            <text:p>3</text:p>
          </table:table-cell>
          <table:table-cell table:style-name="ce76"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78" office:value-type="float" office:value="4" calcext:value-type="float">
            <text:p>4</text:p>
          </table:table-cell>
          <table:table-cell table:style-name="ce78" table:number-columns-repeated="7"/>
          <table:table-cell table:number-columns-repeated="4" table:style-name="ce78" office:value-type="float" office:value="1" calcext:value-type="float">
            <text:p>1</text:p>
          </table:table-cell>
          <table:table-cell table:style-name="ce76" table:number-columns-repeated="1006"/>
        </table:table-row>
        <table:table-row table:style-name="ro1">
          <table:table-cell office:value-type="string" calcext:value-type="string">
            <text:p>Castl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2" table:style-name="ce78" office:value-type="float" office:value="4" calcext:value-type="float">
            <text:p>4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78" table:number-columns-repeated="4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6" table:number-columns-repeated="1006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2" calcext:value-type="float">
            <text:p>2</text:p>
          </table:table-cell>
          <table:table-cell table:style-name="ce78"/>
          <table:table-cell table:number-columns-repeated="2" table:style-name="ce78" office:value-type="float" office:value="2" calcext:value-type="float">
            <text:p>2</text:p>
          </table:table-cell>
          <table:table-cell table:style-name="ce78"/>
          <table:table-cell table:number-columns-repeated="5" table:style-name="ce78" office:value-type="float" office:value="2" calcext:value-type="float">
            <text:p>2</text:p>
          </table:table-cell>
          <table:table-cell table:style-name="ce76"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78" office:value-type="float" office:value="3" calcext:value-type="float">
            <text:p>3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78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Tower Mediu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78" office:value-type="float" office:value="3" calcext:value-type="float">
            <text:p>3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78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Battle Arena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4" table:style-name="ce78" office:value-type="float" office:value="2" calcext:value-type="float">
            <text:p>2</text:p>
          </table:table-cell>
          <table:table-cell table:style-name="ce78" table:number-columns-repeated="5"/>
          <table:table-cell table:number-columns-repeated="4" table:style-name="ce78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rainingscamp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4" table:style-name="ce78" office:value-type="float" office:value="2" calcext:value-type="float">
            <text:p>2</text:p>
          </table:table-cell>
          <table:table-cell table:style-name="ce78" table:number-columns-repeated="5"/>
          <table:table-cell table:number-columns-repeated="4" table:style-name="ce78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uard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78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Fortres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78" table:number-columns-repeated="2"/>
          <table:table-cell table:number-columns-repeated="2" table:style-name="ce78" office:value-type="float" office:value="4" calcext:value-type="float">
            <text:p>4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4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Battle Arena Level 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78" table:number-columns-repeated="2"/>
          <table:table-cell table:number-columns-repeated="2" table:style-name="ce78" office:value-type="float" office:value="3" calcext:value-type="float">
            <text:p>3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4"/>
          <table:table-cell table:number-columns-repeated="4" table:style-name="ce78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ttle Arena Level 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78" table:number-columns-repeated="2"/>
          <table:table-cell table:number-columns-repeated="2" table:style-name="ce78" office:value-type="float" office:value="3" calcext:value-type="float">
            <text:p>3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4"/>
          <table:table-cell table:number-columns-repeated="4" table:style-name="ce78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78" table:number-columns-repeated="2"/>
          <table:table-cell table:number-columns-repeated="2" table:style-name="ce78" office:value-type="float" office:value="3" calcext:value-type="float">
            <text:p>3</text:p>
          </table:table-cell>
          <table:table-cell table:style-name="ce78" table:number-columns-repeated="5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/>
          <table:table-cell table:number-columns-repeated="1006"/>
        </table:table-row>
        <table:table-row table:style-name="ro1">
          <table:table-cell office:value-type="string" calcext:value-type="string">
            <text:p>Outpos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78" table:number-columns-repeated="2"/>
          <table:table-cell table:number-columns-repeated="2"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4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Tower Hig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78" table:number-columns-repeated="2"/>
          <table:table-cell table:number-columns-repeated="2"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4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Trainingscamp Level 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78" table:number-columns-repeated="2"/>
          <table:table-cell table:number-columns-repeated="3" table:style-name="ce78" office:value-type="float" office:value="1" calcext:value-type="float">
            <text:p>1</text:p>
          </table:table-cell>
          <table:table-cell table:style-name="ce78" table:number-columns-repeated="4"/>
          <table:table-cell table:number-columns-repeated="4" table:style-name="ce78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rainingscamp Level 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78" table:number-columns-repeated="2"/>
          <table:table-cell table:number-columns-repeated="3" table:style-name="ce78" office:value-type="float" office:value="1" calcext:value-type="float">
            <text:p>1</text:p>
          </table:table-cell>
          <table:table-cell table:style-name="ce78" table:number-columns-repeated="4"/>
          <table:table-cell table:number-columns-repeated="4" table:style-name="ce78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rainingscamp Level 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78" table:number-columns-repeated="2"/>
          <table:table-cell table:number-columns-repeated="3" table:style-name="ce78" office:value-type="float" office:value="1" calcext:value-type="float">
            <text:p>1</text:p>
          </table:table-cell>
          <table:table-cell table:style-name="ce78" table:number-columns-repeated="4"/>
          <table:table-cell table:number-columns-repeated="4" table:style-name="ce78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ower Sma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78" table:number-columns-repeated="2"/>
          <table:table-cell table:number-columns-repeated="3" table:style-name="ce78" office:value-type="float" office:value="1" calcext:value-type="float">
            <text:p>1</text:p>
          </table:table-cell>
          <table:table-cell table:style-name="ce78" table:number-columns-repeated="4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Block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78" table:number-columns-repeated="2"/>
          <table:table-cell table:number-columns-repeated="3" table:style-name="ce78" office:value-type="float" office:value="1" calcext:value-type="float">
            <text:p>1</text:p>
          </table:table-cell>
          <table:table-cell table:style-name="ce78" table:number-columns-repeated="4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Castle Advance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78" table:number-columns-repeated="5"/>
          <table:table-cell table:number-columns-repeated="2" table:style-name="ce78" office:value-type="float" office:value="4" calcext:value-type="float">
            <text:p>4</text:p>
          </table:table-cell>
          <table:table-cell table:style-name="ce78"/>
          <table:table-cell table:style-name="ce78" office:value-type="float" office:value="4" calcext:value-type="float">
            <text:p>4</text:p>
          </table:table-cell>
          <table:table-cell table:style-name="ce78" table:number-columns-repeated="2"/>
          <table:table-cell table:style-name="ce78" office:value-type="float" office:value="3" calcext:value-type="float">
            <text:p>3</text:p>
          </table:table-cell>
          <table:table-cell table:style-name="ce78"/>
          <table:table-cell table:number-columns-repeated="1006"/>
        </table:table-row>
        <table:table-row table:style-name="ro1">
          <table:table-cell office:value-type="string" calcext:value-type="string">
            <text:p>Battle Arena Level 3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78" table:number-columns-repeated="5"/>
          <table:table-cell table:number-columns-repeated="2" table:style-name="ce78" office:value-type="float" office:value="3" calcext:value-type="float">
            <text:p>3</text:p>
          </table:table-cell>
          <table:table-cell table:style-name="ce78"/>
          <table:table-cell table:style-name="ce78" office:value-type="float" office:value="3" calcext:value-type="float">
            <text:p>3</text:p>
          </table:table-cell>
          <table:table-cell table:number-columns-repeated="4" table:style-name="ce78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ttle Arena Level 4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78" table:number-columns-repeated="5"/>
          <table:table-cell table:number-columns-repeated="2" table:style-name="ce78" office:value-type="float" office:value="3" calcext:value-type="float">
            <text:p>3</text:p>
          </table:table-cell>
          <table:table-cell table:style-name="ce78"/>
          <table:table-cell table:style-name="ce78" office:value-type="float" office:value="3" calcext:value-type="float">
            <text:p>3</text:p>
          </table:table-cell>
          <table:table-cell table:number-columns-repeated="4" table:style-name="ce78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78" table:number-columns-repeated="5"/>
          <table:table-cell table:number-columns-repeated="2" table:style-name="ce78" office:value-type="float" office:value="3" calcext:value-type="float">
            <text:p>3</text:p>
          </table:table-cell>
          <table:table-cell table:style-name="ce78"/>
          <table:table-cell table:style-name="ce78"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/>
          <table:table-cell table:number-columns-repeated="1006"/>
        </table:table-row>
        <table:table-row table:style-name="ro1">
          <table:table-cell office:value-type="string" calcext:value-type="string">
            <text:p>Trainingscamp Level 4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78" table:number-columns-repeated="5"/>
          <table:table-cell table:number-columns-repeated="2" table:style-name="ce78" office:value-type="float" office:value="2" calcext:value-type="float">
            <text:p>2</text:p>
          </table:table-cell>
          <table:table-cell table:style-name="ce78"/>
          <table:table-cell table:style-name="ce78" office:value-type="float" office:value="2" calcext:value-type="float">
            <text:p>2</text:p>
          </table:table-cell>
          <table:table-cell table:number-columns-repeated="4" table:style-name="ce78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78" table:number-columns-repeated="5"/>
          <table:table-cell table:number-columns-repeated="2" table:style-name="ce78" office:value-type="float" office:value="2" calcext:value-type="float">
            <text:p>2</text:p>
          </table:table-cell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78"/>
          <table:table-cell table:number-columns-repeated="1006"/>
        </table:table-row>
        <table:table-row table:style-name="ro1">
          <table:table-cell office:value-type="string" calcext:value-type="string">
            <text:p>Tower Advance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78" table:number-columns-repeated="5"/>
          <table:table-cell table:number-columns-repeated="2" table:style-name="ce78" office:value-type="float" office:value="2" calcext:value-type="float">
            <text:p>2</text:p>
          </table:table-cell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78"/>
          <table:table-cell table:number-columns-repeated="1006"/>
        </table:table-row>
        <table:table-row table:style-name="ro1">
          <table:table-cell office:value-type="string" calcext:value-type="string">
            <text:p>Sent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78" table:number-columns-repeated="5"/>
          <table:table-cell table:number-columns-repeated="2"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78"/>
          <table:table-cell table:number-columns-repeated="100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ll</text:p>
          </table:table-cell>
          <table:table-cell table:style-name="ce77" table:formula="of:=SUM([.D3:.D31])" office:value-type="float" office:value="35" calcext:value-type="float">
            <text:p>35</text:p>
          </table:table-cell>
          <table:table-cell table:style-name="ce77" table:formula="of:=SUM([.E3:.E31])" office:value-type="float" office:value="30" calcext:value-type="float">
            <text:p>30</text:p>
          </table:table-cell>
          <table:table-cell table:style-name="ce77" table:formula="of:=SUM([.F3:.F31])" office:value-type="float" office:value="41" calcext:value-type="float">
            <text:p>41</text:p>
          </table:table-cell>
          <table:table-cell table:style-name="ce77" table:formula="of:=SUM([.G3:.G31])" office:value-type="float" office:value="36" calcext:value-type="float">
            <text:p>36</text:p>
          </table:table-cell>
          <table:table-cell table:style-name="ce77" table:formula="of:=SUM([.H3:.H31])" office:value-type="float" office:value="20" calcext:value-type="float">
            <text:p>20</text:p>
          </table:table-cell>
          <table:table-cell table:style-name="ce77" table:formula="of:=SUM([.I3:.I31])" office:value-type="float" office:value="30" calcext:value-type="float">
            <text:p>30</text:p>
          </table:table-cell>
          <table:table-cell table:style-name="ce77" table:formula="of:=SUM([.J3:.J31])" office:value-type="float" office:value="30" calcext:value-type="float">
            <text:p>30</text:p>
          </table:table-cell>
          <table:table-cell table:style-name="ce77" table:formula="of:=SUM([.K3:.K31])" office:value-type="float" office:value="0" calcext:value-type="float">
            <text:p>0</text:p>
          </table:table-cell>
          <table:table-cell table:style-name="ce77" table:formula="of:=SUM([.L3:.L31])" office:value-type="float" office:value="30" calcext:value-type="float">
            <text:p>30</text:p>
          </table:table-cell>
          <table:table-cell table:style-name="ce77" table:formula="of:=SUM([.M3:.M31])" office:value-type="float" office:value="28" calcext:value-type="float">
            <text:p>28</text:p>
          </table:table-cell>
          <table:table-cell table:style-name="ce77" table:formula="of:=SUM([.N3:.N31])" office:value-type="float" office:value="19" calcext:value-type="float">
            <text:p>19</text:p>
          </table:table-cell>
          <table:table-cell table:style-name="ce77" table:formula="of:=SUM([.O3:.O31])" office:value-type="float" office:value="29" calcext:value-type="float">
            <text:p>29</text:p>
          </table:table-cell>
          <table:table-cell table:style-name="ce77" table:formula="of:=SUM([.P3:.P31])" office:value-type="float" office:value="19" calcext:value-type="float">
            <text:p>19</text:p>
          </table:table-cell>
          <table:table-cell table:number-columns-repeated="1006"/>
        </table:table-row>
        <table:table-row table:style-name="ro1" table:number-rows-repeated="104854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Militarysites_values" table:style-name="ta1">
        <table:table-column table:style-name="co1" table:default-cell-style-name="ce32"/>
        <table:table-column table:style-name="co2" table:default-cell-style-name="ce32"/>
        <table:table-column table:style-name="co2" table:default-cell-style-name="ce33"/>
        <table:table-column table:style-name="co13" table:default-cell-style-name="ce81"/>
        <table:table-column table:style-name="co17" table:default-cell-style-name="ce81"/>
        <table:table-column table:style-name="co18" table:default-cell-style-name="ce81"/>
        <table:table-column table:style-name="co19" table:default-cell-style-name="ce81"/>
        <table:table-column table:style-name="co20" table:default-cell-style-name="ce39"/>
        <table:table-column table:style-name="co9" table:default-cell-style-name="ce39"/>
        <table:table-column table:style-name="co10" table:default-cell-style-name="ce39"/>
        <table:table-column table:style-name="co8" table:default-cell-style-name="ce39"/>
        <table:table-column table:style-name="co11" table:default-cell-style-name="ce39"/>
        <table:table-column table:style-name="co14" table:default-cell-style-name="ce39"/>
        <table:table-column table:style-name="co15" table:default-cell-style-name="ce39"/>
        <table:table-column table:style-name="co16" table:default-cell-style-name="ce39"/>
        <table:table-column table:style-name="co12" table:default-cell-style-name="ce39"/>
        <table:table-column table:style-name="co2" table:number-columns-repeated="1006" table:default-cell-style-name="Default"/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ze</text:p>
          </table:table-cell>
          <table:table-cell table:style-name="ce79" office:value-type="string" calcext:value-type="string">
            <text:p>max_Soldiers</text:p>
          </table:table-cell>
          <table:table-cell table:style-name="ce79" office:value-type="string" calcext:value-type="string">
            <text:p>heal_per_second</text:p>
          </table:table-cell>
          <table:table-cell table:style-name="ce79" office:value-type="string" calcext:value-type="string">
            <text:p>conquers</text:p>
          </table:table-cell>
          <table:table-cell table:style-name="ce79" office:value-type="string" calcext:value-type="string">
            <text:p>vision_range</text:p>
          </table:table-cell>
          <table:table-cell table:style-name="ce77" office:value-type="string" calcext:value-type="string">
            <text:p>prefer_heroes</text:p>
          </table:table-cell>
          <table:table-cell table:style-name="ce77" table:number-columns-repeated="8"/>
          <table:table-cell table:style-name="ce76" table:number-columns-repeated="1006"/>
        </table:table-row>
        <table:table-row table:style-name="ro1">
          <table:table-cell office:value-type="string" calcext:value-type="string">
            <text:p>Guard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60" calcext:value-type="float">
            <text:p>60</text:p>
          </table:table-cell>
          <table:table-cell table:style-name="ce80" office:value-type="float" office:value="6" calcext:value-type="float">
            <text:p>6</text:p>
          </table:table-cell>
          <table:table-cell table:style-name="ce80" office:value-type="float" office:value="10" calcext:value-type="float">
            <text:p>10</text:p>
          </table:table-cell>
          <table:table-cell table:style-name="ce78" office:value-type="string" calcext:value-type="string">
            <text:p>false</text:p>
          </table:table-cell>
          <table:table-cell table:style-name="ce78" table:number-columns-repeated="8"/>
          <table:table-cell table:style-name="ce76" table:number-columns-repeated="1006"/>
        </table:table-row>
        <table:table-row table:style-name="ro1">
          <table:table-cell office:value-type="string" calcext:value-type="string">
            <text:p>Tower Sma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80" calcext:value-type="float">
            <text:p>80</text:p>
          </table:table-cell>
          <table:table-cell table:style-name="ce80" office:value-type="float" office:value="6" calcext:value-type="float">
            <text:p>6</text:p>
          </table:table-cell>
          <table:table-cell table:style-name="ce80" office:value-type="float" office:value="12" calcext:value-type="float">
            <text:p>12</text:p>
          </table:table-cell>
          <table:table-cell table:style-name="ce78" office:value-type="string" calcext:value-type="string">
            <text:p>false</text:p>
          </table:table-cell>
          <table:table-cell table:style-name="ce78" table:number-columns-repeated="8"/>
          <table:table-cell table:style-name="ce76"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float" office:value="120" calcext:value-type="float">
            <text:p>120</text:p>
          </table:table-cell>
          <table:table-cell table:style-name="ce80" office:value-type="float" office:value="6" calcext:value-type="float">
            <text:p>6</text:p>
          </table:table-cell>
          <table:table-cell table:style-name="ce80" office:value-type="float" office:value="10" calcext:value-type="float">
            <text:p>10</text:p>
          </table:table-cell>
          <table:table-cell table:style-name="ce78" office:value-type="string" calcext:value-type="string">
            <text:p>true</text:p>
          </table:table-cell>
          <table:table-cell table:style-name="ce78" table:number-columns-repeated="8"/>
          <table:table-cell table:style-name="ce76" table:number-columns-repeated="1006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80"/>
          <table:table-cell table:style-name="ce80" office:value-type="float" office:value="180" calcext:value-type="float">
            <text:p>180</text:p>
          </table:table-cell>
          <table:table-cell table:style-name="ce80" office:value-type="float" office:value="6" calcext:value-type="float">
            <text:p>6</text:p>
          </table:table-cell>
          <table:table-cell table:style-name="ce80" office:value-type="float" office:value="20" calcext:value-type="float">
            <text:p>20</text:p>
          </table:table-cell>
          <table:table-cell table:style-name="ce78" table:number-columns-repeated="9"/>
          <table:table-cell table:style-name="ce76" table:number-columns-repeated="1006"/>
        </table:table-row>
        <table:table-row table:style-name="ro1">
          <table:table-cell office:value-type="string" calcext:value-type="string">
            <text:p>Sent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120" calcext:value-type="float">
            <text:p>120</text:p>
          </table:table-cell>
          <table:table-cell table:style-name="ce80" office:value-type="float" office:value="8" calcext:value-type="float">
            <text:p>8</text:p>
          </table:table-cell>
          <table:table-cell table:style-name="ce80" office:value-type="float" office:value="16" calcext:value-type="float">
            <text:p>16</text:p>
          </table:table-cell>
          <table:table-cell table:style-name="ce78" office:value-type="string" calcext:value-type="string">
            <text:p>true</text:p>
          </table:table-cell>
          <table:table-cell table:style-name="ce78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Outpos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float" office:value="160" calcext:value-type="float">
            <text:p>160</text:p>
          </table:table-cell>
          <table:table-cell table:style-name="ce80" office:value-type="float" office:value="8" calcext:value-type="float">
            <text:p>8</text:p>
          </table:table-cell>
          <table:table-cell table:style-name="ce80" office:value-type="float" office:value="12" calcext:value-type="float">
            <text:p>12</text:p>
          </table:table-cell>
          <table:table-cell table:style-name="ce78" office:value-type="string" calcext:value-type="string">
            <text:p>true</text:p>
          </table:table-cell>
          <table:table-cell table:style-name="ce78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Tower Mediu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120" calcext:value-type="float">
            <text:p>120</text:p>
          </table:table-cell>
          <table:table-cell table:style-name="ce80" office:value-type="float" office:value="8" calcext:value-type="float">
            <text:p>8</text:p>
          </table:table-cell>
          <table:table-cell table:style-name="ce80" office:value-type="float" office:value="16" calcext:value-type="float">
            <text:p>16</text:p>
          </table:table-cell>
          <table:table-cell table:style-name="ce78" office:value-type="string" calcext:value-type="string">
            <text:p>false</text:p>
          </table:table-cell>
          <table:table-cell table:style-name="ce78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80" office:value-type="float" office:value="6" calcext:value-type="float">
            <text:p>6</text:p>
          </table:table-cell>
          <table:table-cell table:style-name="ce80" office:value-type="float" office:value="180" calcext:value-type="float">
            <text:p>180</text:p>
          </table:table-cell>
          <table:table-cell table:style-name="ce80" office:value-type="float" office:value="10" calcext:value-type="float">
            <text:p>10</text:p>
          </table:table-cell>
          <table:table-cell table:style-name="ce80" office:value-type="float" office:value="12" calcext:value-type="float">
            <text:p>12</text:p>
          </table:table-cell>
          <table:table-cell table:style-name="ce78" office:value-type="string" calcext:value-type="string">
            <text:p>true</text:p>
          </table:table-cell>
          <table:table-cell table:style-name="ce78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Tower Hig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float" office:value="160" calcext:value-type="float">
            <text:p>160</text:p>
          </table:table-cell>
          <table:table-cell table:style-name="ce80" office:value-type="float" office:value="12" calcext:value-type="float">
            <text:p>12</text:p>
          </table:table-cell>
          <table:table-cell table:style-name="ce80" office:value-type="float" office:value="20" calcext:value-type="float">
            <text:p>20</text:p>
          </table:table-cell>
          <table:table-cell table:style-name="ce78" office:value-type="string" calcext:value-type="string">
            <text:p>true</text:p>
          </table:table-cell>
          <table:table-cell table:style-name="ce78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Castl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style-name="ce80" office:value-type="float" office:value="6" calcext:value-type="float">
            <text:p>6</text:p>
          </table:table-cell>
          <table:table-cell table:style-name="ce80" office:value-type="float" office:value="200" calcext:value-type="float">
            <text:p>200</text:p>
          </table:table-cell>
          <table:table-cell table:style-name="ce80" office:value-type="float" office:value="14" calcext:value-type="float">
            <text:p>14</text:p>
          </table:table-cell>
          <table:table-cell table:style-name="ce80" office:value-type="float" office:value="20" calcext:value-type="float">
            <text:p>20</text:p>
          </table:table-cell>
          <table:table-cell table:style-name="ce78" office:value-type="string" calcext:value-type="string">
            <text:p>true</text:p>
          </table:table-cell>
          <table:table-cell table:style-name="ce78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Headquarters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80"/>
          <table:table-cell table:style-name="ce80" office:value-type="float" office:value="320" calcext:value-type="float">
            <text:p>320</text:p>
          </table:table-cell>
          <table:table-cell table:style-name="ce80" office:value-type="float" office:value="16" calcext:value-type="float">
            <text:p>16</text:p>
          </table:table-cell>
          <table:table-cell table:style-name="ce80" office:value-type="float" office:value="24" calcext:value-type="float">
            <text:p>24</text:p>
          </table:table-cell>
          <table:table-cell table:style-name="ce78" table:number-columns-repeated="9"/>
          <table:table-cell table:number-columns-repeated="1006"/>
        </table:table-row>
        <table:table-row table:style-name="ro1">
          <table:table-cell office:value-type="string" calcext:value-type="string">
            <text:p>Tower Advance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80" office:value-type="float" office:value="6" calcext:value-type="float">
            <text:p>6</text:p>
          </table:table-cell>
          <table:table-cell table:style-name="ce80" office:value-type="float" office:value="200" calcext:value-type="float">
            <text:p>200</text:p>
          </table:table-cell>
          <table:table-cell table:style-name="ce80" office:value-type="float" office:value="18" calcext:value-type="float">
            <text:p>18</text:p>
          </table:table-cell>
          <table:table-cell table:style-name="ce80" office:value-type="float" office:value="24" calcext:value-type="float">
            <text:p>24</text:p>
          </table:table-cell>
          <table:table-cell table:style-name="ce78" office:value-type="string" calcext:value-type="string">
            <text:p>true</text:p>
          </table:table-cell>
          <table:table-cell table:style-name="ce78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Fortres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80" office:value-type="float" office:value="12" calcext:value-type="float">
            <text:p>12</text:p>
          </table:table-cell>
          <table:table-cell table:style-name="ce80" office:value-type="float" office:value="240" calcext:value-type="float">
            <text:p>240</text:p>
          </table:table-cell>
          <table:table-cell table:style-name="ce80" office:value-type="float" office:value="20" calcext:value-type="float">
            <text:p>20</text:p>
          </table:table-cell>
          <table:table-cell table:style-name="ce80" office:value-type="float" office:value="24" calcext:value-type="float">
            <text:p>24</text:p>
          </table:table-cell>
          <table:table-cell table:style-name="ce78" office:value-type="string" calcext:value-type="string">
            <text:p>true</text:p>
          </table:table-cell>
          <table:table-cell table:style-name="ce78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Castle Advance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80" office:value-type="float" office:value="18" calcext:value-type="float">
            <text:p>18</text:p>
          </table:table-cell>
          <table:table-cell table:style-name="ce80" office:value-type="float" office:value="300" calcext:value-type="float">
            <text:p>300</text:p>
          </table:table-cell>
          <table:table-cell table:number-columns-repeated="2" table:style-name="ce80" office:value-type="float" office:value="24" calcext:value-type="float">
            <text:p>24</text:p>
          </table:table-cell>
          <table:table-cell table:style-name="ce78" office:value-type="string" calcext:value-type="string">
            <text:p>true</text:p>
          </table:table-cell>
          <table:table-cell table:style-name="ce78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style-name="ce80"/>
          <table:table-cell table:style-name="ce80" office:value-type="float" office:value="160" calcext:value-type="float">
            <text:p>160</text:p>
          </table:table-cell>
          <table:table-cell table:style-name="ce80"/>
          <table:table-cell table:style-name="ce80" office:value-type="float" office:value="16" calcext:value-type="float">
            <text:p>16</text:p>
          </table:table-cell>
          <table:table-cell table:style-name="ce78" table:number-columns-repeated="9"/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80"/>
          <table:table-cell table:style-name="ce80" office:value-type="float" office:value="180" calcext:value-type="float">
            <text:p>180</text:p>
          </table:table-cell>
          <table:table-cell table:style-name="ce80"/>
          <table:table-cell table:style-name="ce80" office:value-type="float" office:value="20" calcext:value-type="float">
            <text:p>20</text:p>
          </table:table-cell>
          <table:table-cell table:style-name="ce78" table:number-columns-repeated="9"/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80"/>
          <table:table-cell table:style-name="ce80" office:value-type="float" office:value="200" calcext:value-type="float">
            <text:p>200</text:p>
          </table:table-cell>
          <table:table-cell table:style-name="ce80"/>
          <table:table-cell table:style-name="ce80" office:value-type="float" office:value="24" calcext:value-type="float">
            <text:p>24</text:p>
          </table:table-cell>
          <table:table-cell table:style-name="ce78" table:number-columns-repeated="9"/>
          <table:table-cell table:number-columns-repeated="100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ll</text:p>
          </table:table-cell>
          <table:table-cell table:style-name="ce79" table:formula="of:=AVERAGE([.D2:.D18])" office:value-type="float" office:value="5.58333333333333" calcext:value-type="float">
            <text:p>6</text:p>
          </table:table-cell>
          <table:table-cell table:style-name="ce79" table:formula="of:=AVERAGE([.E2:.E18])" office:value-type="float" office:value="175.294117647059" calcext:value-type="float">
            <text:p>175</text:p>
          </table:table-cell>
          <table:table-cell table:style-name="ce79" table:formula="of:=AVERAGE([.F2:.F18])" office:value-type="float" office:value="11.5714285714286" calcext:value-type="float">
            <text:p>12</text:p>
          </table:table-cell>
          <table:table-cell table:style-name="ce79" table:formula="of:=AVERAGE([.G2:.G18])" office:value-type="float" office:value="17.8823529411765" calcext:value-type="float">
            <text:p>18</text:p>
          </table:table-cell>
          <table:table-cell table:style-name="ce77" table:number-columns-repeated="9"/>
          <table:table-cell table:number-columns-repeated="1006"/>
        </table:table-row>
        <table:table-row table:style-name="ro1" table:number-rows-repeated="1048555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I Hints" table:style-name="ta1">
        <table:table-column table:style-name="co21" table:default-cell-style-name="ce39"/>
        <table:table-column table:style-name="co22" table:default-cell-style-name="ce39"/>
        <table:table-column table:style-name="co23" table:default-cell-style-name="ce39"/>
        <table:table-column table:style-name="co2" table:number-columns-repeated="4" table:default-cell-style-name="ce39"/>
        <table:table-column table:style-name="co2" table:number-columns-repeated="1017" table:default-cell-style-name="Default"/>
        <table:table-row table:style-name="ro1">
          <table:table-cell table:style-name="ce77" office:value-type="string" calcext:value-type="string">
            <text:p>Building</text:p>
          </table:table-cell>
          <table:table-cell table:style-name="ce77" office:value-type="string" calcext:value-type="string">
            <text:p>Basic Amount</text:p>
          </table:table-cell>
          <table:table-cell table:style-name="ce77" office:value-type="string" calcext:value-type="string">
            <text:p>Prohibited till</text:p>
          </table:table-cell>
          <table:table-cell table:style-name="ce77" office:value-type="string" calcext:value-type="string">
            <text:p>Forced after</text:p>
          </table:table-cell>
          <table:table-cell table:style-name="ce77" table:number-columns-repeated="3"/>
          <table:table-cell table:style-name="ce75" table:number-columns-repeated="1017"/>
        </table:table-row>
        <table:table-row table:style-name="ro1">
          <table:table-cell office:value-type="string" calcext:value-type="string">
            <text:p>Lumberjacks Hou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arry Bas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ed Yar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l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resters Hous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1200" calcext:value-type="float">
            <text:p>1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l Farm</text:p>
          </table:table-cell>
          <table:table-cell office:value-type="float" office:value="1" calcext:value-type="float">
            <text:p>1</text:p>
          </table:table-cell>
          <table:table-cell office:value-type="float" office:value="1800" calcext:value-type="float">
            <text:p>1800</text:p>
          </table:table-cell>
          <table:table-cell office:value-type="float" office:value="2400" calcext:value-type="float">
            <text:p>2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ll</text:p>
          </table:table-cell>
          <table:table-cell office:value-type="float" office:value="1" calcext:value-type="float">
            <text:p>1</text:p>
          </table:table-cell>
          <table:table-cell office:value-type="float" office:value="1800" calcext:value-type="float">
            <text:p>1800</text:p>
          </table:table-cell>
          <table:table-cell office:value-type="float" office:value="2400" calcext:value-type="float">
            <text:p>2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mill</text:p>
          </table:table-cell>
          <table:table-cell office:value-type="float" office:value="1" calcext:value-type="float">
            <text:p>1</text:p>
          </table:table-cell>
          <table:table-cell office:value-type="float" office:value="1800" calcext:value-type="float">
            <text:p>1800</text:p>
          </table:table-cell>
          <table:table-cell office:value-type="float" office:value="2400" calcext:value-type="float">
            <text:p>2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wery</text:p>
          </table:table-cell>
          <table:table-cell office:value-type="float" office:value="1" calcext:value-type="float">
            <text:p>1</text:p>
          </table:table-cell>
          <table:table-cell office:value-type="float" office:value="2400" calcext:value-type="float">
            <text:p>2400</text:p>
          </table:table-cell>
          <table:table-cell office:value-type="float" office:value="3000" calcext:value-type="float">
            <text:p>3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2400" calcext:value-type="float">
            <text:p>2400</text:p>
          </table:table-cell>
          <table:table-cell office:value-type="float" office:value="3000" calcext:value-type="float">
            <text:p>3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float" office:value="1" calcext:value-type="float">
            <text:p>1</text:p>
          </table:table-cell>
          <table:table-cell office:value-type="float" office:value="2400" calcext:value-type="float">
            <text:p>2400</text:p>
          </table:table-cell>
          <table:table-cell office:value-type="float" office:value="3000" calcext:value-type="float">
            <text:p>3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ekeepers Hous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3600" calcext:value-type="float">
            <text:p>36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ay Pit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3600" calcext:value-type="float">
            <text:p>36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l Min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3600" calcext:value-type="float">
            <text:p>36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ld Mine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5400" calcext:value-type="float">
            <text:p>5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ron Mine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5400" calcext:value-type="float">
            <text:p>5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cruitement Center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5400" calcext:value-type="float">
            <text:p>5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olsmithy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5400" calcext:value-type="float">
            <text:p>5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float" office:value="0" calcext:value-type="float">
            <text:p>0</text:p>
          </table:table-cell>
          <table:table-cell office:value-type="float" office:value="4200" calcext:value-type="float">
            <text:p>4200</text:p>
          </table:table-cell>
          <table:table-cell office:value-type="float" office:value="5400" calcext:value-type="float">
            <text:p>5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me Kiln</text:p>
          </table:table-cell>
          <table:table-cell office:value-type="float" office:value="0" calcext:value-type="float">
            <text:p>0</text:p>
          </table:table-cell>
          <table:table-cell office:value-type="float" office:value="4200" calcext:value-type="float">
            <text:p>4200</text:p>
          </table:table-cell>
          <table:table-cell office:value-type="float" office:value="5400" calcext:value-type="float">
            <text:p>5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float" office:value="0" calcext:value-type="float">
            <text:p>0</text:p>
          </table:table-cell>
          <table:table-cell office:value-type="float" office:value="4200" calcext:value-type="float">
            <text:p>4200</text:p>
          </table:table-cell>
          <table:table-cell office:value-type="float" office:value="5400" calcext:value-type="float">
            <text:p>5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morsmithy</text:p>
          </table:table-cell>
          <table:table-cell office:value-type="float" office:value="0" calcext:value-type="float">
            <text:p>0</text:p>
          </table:table-cell>
          <table:table-cell office:value-type="float" office:value="5400" calcext:value-type="float">
            <text:p>5400</text:p>
          </table:table-cell>
          <table:table-cell office:value-type="float" office:value="7200" calcext:value-type="float">
            <text:p>7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ttlearena</text:p>
          </table:table-cell>
          <table:table-cell office:value-type="float" office:value="0" calcext:value-type="float">
            <text:p>0</text:p>
          </table:table-cell>
          <table:table-cell office:value-type="float" office:value="5400" calcext:value-type="float">
            <text:p>5400</text:p>
          </table:table-cell>
          <table:table-cell office:value-type="float" office:value="7200" calcext:value-type="float">
            <text:p>7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iningscamp</text:p>
          </table:table-cell>
          <table:table-cell office:value-type="float" office:value="0" calcext:value-type="float">
            <text:p>0</text:p>
          </table:table-cell>
          <table:table-cell office:value-type="float" office:value="5400" calcext:value-type="float">
            <text:p>5400</text:p>
          </table:table-cell>
          <table:table-cell office:value-type="float" office:value="7200" calcext:value-type="float">
            <text:p>7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float" office:value="0" calcext:value-type="float">
            <text:p>0</text:p>
          </table:table-cell>
          <table:table-cell office:value-type="float" office:value="7200" calcext:value-type="float">
            <text:p>72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dquarters</text:p>
          </table:table-cell>
          <table:table-cell office:value-type="float" office:value="0" calcext:value-type="float">
            <text:p>0</text:p>
          </table:table-cell>
          <table:table-cell office:value-type="float" office:value="7200" calcext:value-type="float">
            <text:p>72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ipyard</text:p>
          </table:table-cell>
          <table:table-cell office:value-type="float" office:value="0" calcext:value-type="float">
            <text:p>0</text:p>
          </table:table-cell>
          <table:table-cell office:value-type="float" office:value="7200" calcext:value-type="float">
            <text:p>72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rraformers House</text:p>
          </table:table-cell>
          <table:table-cell office:value-type="float" office:value="0" calcext:value-type="float">
            <text:p>0</text:p>
          </table:table-cell>
          <table:table-cell office:value-type="float" office:value="7200" calcext:value-type="float">
            <text:p>7200</text:p>
          </table:table-cell>
          <table:table-cell office:value-type="float" office:value="7800" calcext:value-type="float">
            <text:p>78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float" office:value="0" calcext:value-type="float">
            <text:p>0</text:p>
          </table:table-cell>
          <table:table-cell office:value-type="float" office:value="7200" calcext:value-type="float">
            <text:p>7200</text:p>
          </table:table-cell>
          <table:table-cell office:value-type="float" office:value="7800" calcext:value-type="float">
            <text:p>7800</text:p>
          </table:table-cell>
          <table:table-cell table:number-columns-repeated="1020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ldier" table:style-name="ta1">
        <table:table-column table:style-name="co2" table:default-cell-style-name="ce77"/>
        <table:table-column table:style-name="co2" table:default-cell-style-name="ce39"/>
        <table:table-column table:style-name="co24" table:default-cell-style-name="ce39"/>
        <table:table-column table:style-name="co25" table:default-cell-style-name="ce39"/>
        <table:table-column table:style-name="co2" table:default-cell-style-name="ce77"/>
        <table:table-column table:style-name="co2" table:default-cell-style-name="ce39"/>
        <table:table-column table:style-name="co24" table:number-columns-repeated="2" table:default-cell-style-name="ce39"/>
        <table:table-column table:style-name="co23" table:default-cell-style-name="ce39"/>
        <table:table-column table:style-name="co26" table:default-cell-style-name="ce77"/>
        <table:table-column table:style-name="co2" table:default-cell-style-name="ce77"/>
        <table:table-column table:style-name="co23" table:default-cell-style-name="ce39"/>
        <table:table-column table:style-name="co27" table:default-cell-style-name="ce39"/>
        <table:table-column table:style-name="co23" table:default-cell-style-name="ce39"/>
        <table:table-column table:style-name="co2" table:default-cell-style-name="ce77"/>
        <table:table-column table:style-name="co2" table:default-cell-style-name="ce39"/>
        <table:table-column table:style-name="co24" table:default-cell-style-name="ce39"/>
        <table:table-column table:style-name="co23" table:default-cell-style-name="ce39"/>
        <table:table-column table:style-name="co2" table:default-cell-style-name="ce77"/>
        <table:table-column table:style-name="co2" table:number-columns-repeated="1001" table:default-cell-style-name="Default"/>
        <table:table-row table:style-name="ro1">
          <table:table-cell office:value-type="string" calcext:value-type="string">
            <text:p>Tribe</text:p>
          </table:table-cell>
          <table:table-cell office:value-type="string" calcext:value-type="string">
            <text:p>Health Basic</text:p>
          </table:table-cell>
          <table:table-cell office:value-type="string" calcext:value-type="string">
            <text:p># Health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Health</text:p>
          </table:table-cell>
          <table:table-cell office:value-type="string" calcext:value-type="string">
            <text:p>Attack Basic</text:p>
          </table:table-cell>
          <table:table-cell office:value-type="string" calcext:value-type="string">
            <text:p>Attack Max</text:p>
          </table:table-cell>
          <table:table-cell office:value-type="string" calcext:value-type="string">
            <text:p># Attack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Basic Attack</text:p>
          </table:table-cell>
          <table:table-cell office:value-type="string" calcext:value-type="string">
            <text:p>Max Attack</text:p>
          </table:table-cell>
          <table:table-cell office:value-type="string" calcext:value-type="string">
            <text:p>Defense Basic</text:p>
          </table:table-cell>
          <table:table-cell office:value-type="string" calcext:value-type="string">
            <text:p># Defense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Defense</text:p>
          </table:table-cell>
          <table:table-cell office:value-type="string" calcext:value-type="string">
            <text:p>Evade Basic</text:p>
          </table:table-cell>
          <table:table-cell office:value-type="string" calcext:value-type="string">
            <text:p># Evade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Evad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tlanteans</text:p>
          </table:table-cell>
          <table:table-cell office:value-type="float" office:value="13500" calcext:value-type="float">
            <text:p>135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table:formula="of:=[.B2]+[.C2]*[.D2]" office:value-type="float" office:value="17500" calcext:value-type="float">
            <text:p>17500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office:value-type="float" office:value="920" calcext:value-type="float">
            <text:p>920</text:p>
          </table:table-cell>
          <table:table-cell table:formula="of:=[.F2]+[.H2]*[.I2]" office:value-type="float" office:value="4880" calcext:value-type="float">
            <text:p>4880</text:p>
          </table:table-cell>
          <table:table-cell table:formula="of:=[.G2]+[.H2]*[.I2]" office:value-type="float" office:value="5280" calcext:value-type="float">
            <text:p>528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L2]+[.M2]*[.N2]"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[.P2]+[.Q2]*[.R2]" office:value-type="float" office:value="64" calcext:value-type="float">
            <text:p>6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rbarians</text:p>
          </table:table-cell>
          <table:table-cell office:value-type="float" office:value="13000" calcext:value-type="float">
            <text:p>13000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table:formula="of:=[.B3]+[.C3]*[.D3]" office:value-type="float" office:value="22000" calcext:value-type="float">
            <text:p>22000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5" calcext:value-type="float">
            <text:p>5</text:p>
          </table:table-cell>
          <table:table-cell office:value-type="float" office:value="850" calcext:value-type="float">
            <text:p>850</text:p>
          </table:table-cell>
          <table:table-cell table:formula="of:=[.F3]+[.H3]*[.I3]" office:value-type="float" office:value="5450" calcext:value-type="float">
            <text:p>5450</text:p>
          </table:table-cell>
          <table:table-cell table:formula="of:=[.G3]+[.H3]*[.I3]" office:value-type="float" office:value="5850" calcext:value-type="float">
            <text:p>58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L3]+[.M3]*[.N3]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[.P3]+[.Q3]*[.R3]" office:value-type="float" office:value="55" calcext:value-type="float">
            <text:p>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mpire</text:p>
          </table:table-cell>
          <table:table-cell office:value-type="float" office:value="13000" calcext:value-type="float">
            <text:p>13000</text:p>
          </table:table-cell>
          <table:table-cell office:value-type="float" office:value="4" calcext:value-type="float">
            <text:p>4</text:p>
          </table:table-cell>
          <table:table-cell office:value-type="float" office:value="2100" calcext:value-type="float">
            <text:p>2100</text:p>
          </table:table-cell>
          <table:table-cell table:formula="of:=[.B4]+[.C4]*[.D4]" office:value-type="float" office:value="21400" calcext:value-type="float">
            <text:p>21400</text:p>
          </table:table-cell>
          <table:table-cell office:value-type="float" office:value="1300" calcext:value-type="float">
            <text:p>1300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float" office:value="920" calcext:value-type="float">
            <text:p>920</text:p>
          </table:table-cell>
          <table:table-cell table:formula="of:=[.F4]+[.H4]*[.I4]" office:value-type="float" office:value="4980" calcext:value-type="float">
            <text:p>4980</text:p>
          </table:table-cell>
          <table:table-cell table:formula="of:=[.G4]+[.H4]*[.I4]" office:value-type="float" office:value="5180" calcext:value-type="float">
            <text:p>518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L4]+[.M4]*[.N4]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P4]+[.Q4]*[.R4]"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style-name="ce32" office:value-type="string" calcext:value-type="string">
            <text:p>Europeans</text:p>
          </table:table-cell>
          <table:table-cell table:style-name="ce82" office:value-type="float" office:value="13500" calcext:value-type="float">
            <text:p>13500</text:p>
          </table:table-cell>
          <table:table-cell table:style-name="ce82" office:value-type="float" office:value="3" calcext:value-type="float">
            <text:p>3</text:p>
          </table:table-cell>
          <table:table-cell table:style-name="ce82" office:value-type="float" office:value="3500" calcext:value-type="float">
            <text:p>3500</text:p>
          </table:table-cell>
          <table:table-cell table:style-name="ce32" table:formula="of:=[.B5]+[.C5]*[.D5]" office:value-type="float" office:value="24000" calcext:value-type="float">
            <text:p>24000</text:p>
          </table:table-cell>
          <table:table-cell table:style-name="ce82" office:value-type="float" office:value="1000" calcext:value-type="float">
            <text:p>1000</text:p>
          </table:table-cell>
          <table:table-cell table:style-name="ce82" office:value-type="float" office:value="1500" calcext:value-type="float">
            <text:p>1500</text:p>
          </table:table-cell>
          <table:table-cell table:style-name="ce82" office:value-type="float" office:value="3" calcext:value-type="float">
            <text:p>3</text:p>
          </table:table-cell>
          <table:table-cell table:style-name="ce82" office:value-type="float" office:value="1000" calcext:value-type="float">
            <text:p>1000</text:p>
          </table:table-cell>
          <table:table-cell table:style-name="ce32" table:formula="of:=[.F5]+[.H5]*[.I5]" office:value-type="float" office:value="4000" calcext:value-type="float">
            <text:p>4000</text:p>
          </table:table-cell>
          <table:table-cell table:formula="of:=[.G5]+[.H5]*[.I5]" office:value-type="float" office:value="4500" calcext:value-type="float">
            <text:p>4500</text:p>
          </table:table-cell>
          <table:table-cell table:style-name="ce82" office:value-type="float" office:value="18" calcext:value-type="float">
            <text:p>18</text:p>
          </table:table-cell>
          <table:table-cell table:style-name="ce82" office:value-type="float" office:value="3" calcext:value-type="float">
            <text:p>3</text:p>
          </table:table-cell>
          <table:table-cell table:style-name="ce82" office:value-type="float" office:value="5" calcext:value-type="float">
            <text:p>5</text:p>
          </table:table-cell>
          <table:table-cell table:style-name="ce32" table:formula="of:=[.L5]+[.M5]*[.N5]" office:value-type="float" office:value="33" calcext:value-type="float">
            <text:p>33</text:p>
          </table:table-cell>
          <table:table-cell table:style-name="ce82" office:value-type="float" office:value="32" calcext:value-type="float">
            <text:p>32</text:p>
          </table:table-cell>
          <table:table-cell table:style-name="ce82" office:value-type="float" office:value="3" calcext:value-type="float">
            <text:p>3</text:p>
          </table:table-cell>
          <table:table-cell table:style-name="ce82" office:value-type="float" office:value="10" calcext:value-type="float">
            <text:p>10</text:p>
          </table:table-cell>
          <table:table-cell table:style-name="ce32" table:formula="of:=[.P5]+[.Q5]*[.R5]" office:value-type="float" office:value="62" calcext:value-type="float">
            <text:p>62</text:p>
          </table:table-cell>
          <table:table-cell table:style-name="ce83" table:number-columns-repeated="1001"/>
        </table:table-row>
        <table:table-row table:style-name="ro1">
          <table:table-cell office:value-type="string" calcext:value-type="string">
            <text:p>Frisians</text:p>
          </table:table-cell>
          <table:table-cell office:value-type="float" office:value="12250" calcext:value-type="float">
            <text:p>12250</text:p>
          </table:table-cell>
          <table:table-cell office:value-type="float" office:value="2" calcext:value-type="float">
            <text:p>2</text:p>
          </table:table-cell>
          <table:table-cell office:value-type="float" office:value="2955" calcext:value-type="float">
            <text:p>2955</text:p>
          </table:table-cell>
          <table:table-cell table:formula="of:=[.B6]+[.C6]*[.D6]" office:value-type="float" office:value="18160" calcext:value-type="float">
            <text:p>18160</text:p>
          </table:table-cell>
          <table:table-cell office:value-type="float" office:value="1300" calcext:value-type="float">
            <text:p>1300</text:p>
          </table:table-cell>
          <table:table-cell office:value-type="float" office:value="1600" calcext:value-type="float">
            <text:p>1600</text:p>
          </table:table-cell>
          <table:table-cell office:value-type="float" office:value="6" calcext:value-type="float">
            <text:p>6</text:p>
          </table:table-cell>
          <table:table-cell office:value-type="float" office:value="1006" calcext:value-type="float">
            <text:p>1006</text:p>
          </table:table-cell>
          <table:table-cell table:formula="of:=[.F6]+[.H6]*[.I6]" office:value-type="float" office:value="7336" calcext:value-type="float">
            <text:p>7336</text:p>
          </table:table-cell>
          <table:table-cell table:formula="of:=[.G6]+[.H6]*[.I6]" office:value-type="float" office:value="7636" calcext:value-type="float">
            <text:p>763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L6]+[.M6]*[.N6]"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P6]+[.Q6]*[.R6]" office:value-type="float" office:value="35" calcext:value-type="float">
            <text:p>35</text:p>
          </table:table-cell>
          <table:table-cell table:number-columns-repeated="1001"/>
        </table:table-row>
        <table:table-row table:style-name="ro1" table:number-rows-repeated="104856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Tools" table:style-name="ta1">
        <table:table-column table:style-name="co28" table:default-cell-style-name="ce39"/>
        <table:table-column table:style-name="co2" table:number-columns-repeated="12" table:default-cell-style-name="ce39"/>
        <table:table-column table:style-name="co13" table:default-cell-style-name="ce39"/>
        <table:table-column table:style-name="co2" table:default-cell-style-name="ce39"/>
        <table:table-column table:style-name="co2" table:number-columns-repeated="1009" table:default-cell-style-name="Default"/>
        <table:table-row table:style-name="ro1">
          <table:table-cell table:style-name="ce77" office:value-type="string" calcext:value-type="string">
            <text:p>Tools</text:p>
          </table:table-cell>
          <table:table-cell table:style-name="ce77" office:value-type="string" calcext:value-type="string">
            <text:p>Quantity</text:p>
          </table:table-cell>
          <table:table-cell table:style-name="ce77" office:value-type="string" calcext:value-type="string">
            <text:p>Planks</text:p>
          </table:table-cell>
          <table:table-cell table:style-name="ce77" office:value-type="string" calcext:value-type="string">
            <text:p>Coal</text:p>
          </table:table-cell>
          <table:table-cell table:style-name="ce77" office:value-type="string" calcext:value-type="string">
            <text:p>Iron</text:p>
          </table:table-cell>
          <table:table-cell table:style-name="ce77" office:value-type="string" calcext:value-type="string">
            <text:p>Gold</text:p>
          </table:table-cell>
          <table:table-cell table:style-name="ce77" office:value-type="string" calcext:value-type="string">
            <text:p>Reed</text:p>
          </table:table-cell>
          <table:table-cell table:style-name="ce77" office:value-type="string" calcext:value-type="string">
            <text:p>Wool</text:p>
          </table:table-cell>
          <table:table-cell table:style-name="ce77"/>
          <table:table-cell table:style-name="ce77" office:value-type="string" calcext:value-type="string">
            <text:p>Sum Planks</text:p>
          </table:table-cell>
          <table:table-cell table:style-name="ce77" office:value-type="string" calcext:value-type="string">
            <text:p>Sum Coal</text:p>
          </table:table-cell>
          <table:table-cell table:style-name="ce77" office:value-type="string" calcext:value-type="string">
            <text:p>Sum Iron</text:p>
          </table:table-cell>
          <table:table-cell table:style-name="ce77" office:value-type="string" calcext:value-type="string">
            <text:p>Sum Gold</text:p>
          </table:table-cell>
          <table:table-cell table:style-name="ce77" office:value-type="string" calcext:value-type="string">
            <text:p>Sum Reed</text:p>
          </table:table-cell>
          <table:table-cell table:style-name="ce77" office:value-type="string" calcext:value-type="string">
            <text:p>Sum Wool</text:p>
          </table:table-cell>
          <table:table-cell table:style-name="ce75" table:number-columns-repeated="1009"/>
        </table:table-row>
        <table:table-row table:style-name="ro1">
          <table:table-cell office:value-type="string" calcext:value-type="string">
            <text:p>Baske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2]*[.C2]" office:value-type="float" office:value="1" calcext:value-type="float">
            <text:p>1</text:p>
          </table:table-cell>
          <table:table-cell table:formula="of:=[.$B2]*[.D2]" office:value-type="float" office:value="0" calcext:value-type="float">
            <text:p>0</text:p>
          </table:table-cell>
          <table:table-cell table:formula="of:=[.$B2]*[.E2]" office:value-type="float" office:value="0" calcext:value-type="float">
            <text:p>0</text:p>
          </table:table-cell>
          <table:table-cell table:formula="of:=[.$B2]*[.F2]" office:value-type="float" office:value="0" calcext:value-type="float">
            <text:p>0</text:p>
          </table:table-cell>
          <table:table-cell table:formula="of:=[.$B2]*[.G2]" office:value-type="float" office:value="1" calcext:value-type="float">
            <text:p>1</text:p>
          </table:table-cell>
          <table:table-cell table:formula="of:=[.$B2]*[.H2]" office:value-type="float" office:value="0" calcext:value-type="float">
            <text:p>0</text:p>
          </table:table-cell>
          <table:table-cell table:style-name="ce75" table:number-columns-repeated="1009"/>
        </table:table-row>
        <table:table-row table:style-name="ro1">
          <table:table-cell office:value-type="string" calcext:value-type="string">
            <text:p>Bread Padd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3]*[.C3]" office:value-type="float" office:value="1" calcext:value-type="float">
            <text:p>1</text:p>
          </table:table-cell>
          <table:table-cell table:formula="of:=[.$B3]*[.D3]" office:value-type="float" office:value="0" calcext:value-type="float">
            <text:p>0</text:p>
          </table:table-cell>
          <table:table-cell table:formula="of:=[.$B3]*[.E3]" office:value-type="float" office:value="1" calcext:value-type="float">
            <text:p>1</text:p>
          </table:table-cell>
          <table:table-cell table:formula="of:=[.$B3]*[.F3]" office:value-type="float" office:value="0" calcext:value-type="float">
            <text:p>0</text:p>
          </table:table-cell>
          <table:table-cell table:formula="of:=[.$B3]*[.G3]" office:value-type="float" office:value="0" calcext:value-type="float">
            <text:p>0</text:p>
          </table:table-cell>
          <table:table-cell table:formula="of:=[.$B3]*[.H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cke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4]*[.C4]" office:value-type="float" office:value="1" calcext:value-type="float">
            <text:p>1</text:p>
          </table:table-cell>
          <table:table-cell table:formula="of:=[.$B4]*[.D4]" office:value-type="float" office:value="0" calcext:value-type="float">
            <text:p>0</text:p>
          </table:table-cell>
          <table:table-cell table:formula="of:=[.$B4]*[.E4]" office:value-type="float" office:value="1" calcext:value-type="float">
            <text:p>1</text:p>
          </table:table-cell>
          <table:table-cell table:formula="of:=[.$B4]*[.F4]" office:value-type="float" office:value="0" calcext:value-type="float">
            <text:p>0</text:p>
          </table:table-cell>
          <table:table-cell table:formula="of:=[.$B4]*[.G4]" office:value-type="float" office:value="0" calcext:value-type="float">
            <text:p>0</text:p>
          </table:table-cell>
          <table:table-cell table:formula="of:=[.$B4]*[.H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elling A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5]*[.C5]" office:value-type="float" office:value="1" calcext:value-type="float">
            <text:p>1</text:p>
          </table:table-cell>
          <table:table-cell table:formula="of:=[.$B5]*[.D5]" office:value-type="float" office:value="0" calcext:value-type="float">
            <text:p>0</text:p>
          </table:table-cell>
          <table:table-cell table:formula="of:=[.$B5]*[.E5]" office:value-type="float" office:value="1" calcext:value-type="float">
            <text:p>1</text:p>
          </table:table-cell>
          <table:table-cell table:formula="of:=[.$B5]*[.F5]" office:value-type="float" office:value="0" calcext:value-type="float">
            <text:p>0</text:p>
          </table:table-cell>
          <table:table-cell table:formula="of:=[.$B5]*[.G5]" office:value-type="float" office:value="0" calcext:value-type="float">
            <text:p>0</text:p>
          </table:table-cell>
          <table:table-cell table:formula="of:=[.$B5]*[.H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ire Tong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6]*[.C6]" office:value-type="float" office:value="1" calcext:value-type="float">
            <text:p>1</text:p>
          </table:table-cell>
          <table:table-cell table:formula="of:=[.$B6]*[.D6]" office:value-type="float" office:value="0" calcext:value-type="float">
            <text:p>0</text:p>
          </table:table-cell>
          <table:table-cell table:formula="of:=[.$B6]*[.E6]" office:value-type="float" office:value="1" calcext:value-type="float">
            <text:p>1</text:p>
          </table:table-cell>
          <table:table-cell table:formula="of:=[.$B6]*[.F6]" office:value-type="float" office:value="0" calcext:value-type="float">
            <text:p>0</text:p>
          </table:table-cell>
          <table:table-cell table:formula="of:=[.$B6]*[.G6]" office:value-type="float" office:value="0" calcext:value-type="float">
            <text:p>0</text:p>
          </table:table-cell>
          <table:table-cell table:formula="of:=[.$B6]*[.H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amm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7]*[.C7]" office:value-type="float" office:value="1" calcext:value-type="float">
            <text:p>1</text:p>
          </table:table-cell>
          <table:table-cell table:formula="of:=[.$B7]*[.D7]" office:value-type="float" office:value="0" calcext:value-type="float">
            <text:p>0</text:p>
          </table:table-cell>
          <table:table-cell table:formula="of:=[.$B7]*[.E7]" office:value-type="float" office:value="1" calcext:value-type="float">
            <text:p>1</text:p>
          </table:table-cell>
          <table:table-cell table:formula="of:=[.$B7]*[.F7]" office:value-type="float" office:value="0" calcext:value-type="float">
            <text:p>0</text:p>
          </table:table-cell>
          <table:table-cell table:formula="of:=[.$B7]*[.G7]" office:value-type="float" office:value="0" calcext:value-type="float">
            <text:p>0</text:p>
          </table:table-cell>
          <table:table-cell table:formula="of:=[.$B7]*[.H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ok Po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8]*[.C8]" office:value-type="float" office:value="1" calcext:value-type="float">
            <text:p>1</text:p>
          </table:table-cell>
          <table:table-cell table:formula="of:=[.$B8]*[.D8]" office:value-type="float" office:value="0" calcext:value-type="float">
            <text:p>0</text:p>
          </table:table-cell>
          <table:table-cell table:formula="of:=[.$B8]*[.E8]" office:value-type="float" office:value="1" calcext:value-type="float">
            <text:p>1</text:p>
          </table:table-cell>
          <table:table-cell table:formula="of:=[.$B8]*[.F8]" office:value-type="float" office:value="0" calcext:value-type="float">
            <text:p>0</text:p>
          </table:table-cell>
          <table:table-cell table:formula="of:=[.$B8]*[.G8]" office:value-type="float" office:value="0" calcext:value-type="float">
            <text:p>0</text:p>
          </table:table-cell>
          <table:table-cell table:formula="of:=[.$B8]*[.H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lking Tong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9]*[.C9]" office:value-type="float" office:value="1" calcext:value-type="float">
            <text:p>1</text:p>
          </table:table-cell>
          <table:table-cell table:formula="of:=[.$B9]*[.D9]" office:value-type="float" office:value="0" calcext:value-type="float">
            <text:p>0</text:p>
          </table:table-cell>
          <table:table-cell table:formula="of:=[.$B9]*[.E9]" office:value-type="float" office:value="1" calcext:value-type="float">
            <text:p>1</text:p>
          </table:table-cell>
          <table:table-cell table:formula="of:=[.$B9]*[.F9]" office:value-type="float" office:value="0" calcext:value-type="float">
            <text:p>0</text:p>
          </table:table-cell>
          <table:table-cell table:formula="of:=[.$B9]*[.G9]" office:value-type="float" office:value="0" calcext:value-type="float">
            <text:p>0</text:p>
          </table:table-cell>
          <table:table-cell table:formula="of:=[.$B9]*[.H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edl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0]*[.C10]" office:value-type="float" office:value="0" calcext:value-type="float">
            <text:p>0</text:p>
          </table:table-cell>
          <table:table-cell table:formula="of:=[.$B10]*[.D10]" office:value-type="float" office:value="0" calcext:value-type="float">
            <text:p>0</text:p>
          </table:table-cell>
          <table:table-cell table:formula="of:=[.$B10]*[.E10]" office:value-type="float" office:value="1" calcext:value-type="float">
            <text:p>1</text:p>
          </table:table-cell>
          <table:table-cell table:formula="of:=[.$B10]*[.F10]" office:value-type="float" office:value="0" calcext:value-type="float">
            <text:p>0</text:p>
          </table:table-cell>
          <table:table-cell table:formula="of:=[.$B10]*[.G10]" office:value-type="float" office:value="0" calcext:value-type="float">
            <text:p>0</text:p>
          </table:table-cell>
          <table:table-cell table:formula="of:=[.$B10]*[.H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i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1]*[.C11]" office:value-type="float" office:value="1" calcext:value-type="float">
            <text:p>1</text:p>
          </table:table-cell>
          <table:table-cell table:formula="of:=[.$B11]*[.D11]" office:value-type="float" office:value="0" calcext:value-type="float">
            <text:p>0</text:p>
          </table:table-cell>
          <table:table-cell table:formula="of:=[.$B11]*[.E11]" office:value-type="float" office:value="1" calcext:value-type="float">
            <text:p>1</text:p>
          </table:table-cell>
          <table:table-cell table:formula="of:=[.$B11]*[.F11]" office:value-type="float" office:value="0" calcext:value-type="float">
            <text:p>0</text:p>
          </table:table-cell>
          <table:table-cell table:formula="of:=[.$B11]*[.G11]" office:value-type="float" office:value="0" calcext:value-type="float">
            <text:p>0</text:p>
          </table:table-cell>
          <table:table-cell table:formula="of:=[.$B11]*[.H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a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2]*[.C12]" office:value-type="float" office:value="1" calcext:value-type="float">
            <text:p>1</text:p>
          </table:table-cell>
          <table:table-cell table:formula="of:=[.$B12]*[.D12]" office:value-type="float" office:value="0" calcext:value-type="float">
            <text:p>0</text:p>
          </table:table-cell>
          <table:table-cell table:formula="of:=[.$B12]*[.E12]" office:value-type="float" office:value="1" calcext:value-type="float">
            <text:p>1</text:p>
          </table:table-cell>
          <table:table-cell table:formula="of:=[.$B12]*[.F12]" office:value-type="float" office:value="0" calcext:value-type="float">
            <text:p>0</text:p>
          </table:table-cell>
          <table:table-cell table:formula="of:=[.$B12]*[.G12]" office:value-type="float" office:value="0" calcext:value-type="float">
            <text:p>0</text:p>
          </table:table-cell>
          <table:table-cell table:formula="of:=[.$B12]*[.H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cyth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3]*[.C13]" office:value-type="float" office:value="1" calcext:value-type="float">
            <text:p>1</text:p>
          </table:table-cell>
          <table:table-cell table:formula="of:=[.$B13]*[.D13]" office:value-type="float" office:value="0" calcext:value-type="float">
            <text:p>0</text:p>
          </table:table-cell>
          <table:table-cell table:formula="of:=[.$B13]*[.E13]" office:value-type="float" office:value="1" calcext:value-type="float">
            <text:p>1</text:p>
          </table:table-cell>
          <table:table-cell table:formula="of:=[.$B13]*[.F13]" office:value-type="float" office:value="0" calcext:value-type="float">
            <text:p>0</text:p>
          </table:table-cell>
          <table:table-cell table:formula="of:=[.$B13]*[.G13]" office:value-type="float" office:value="0" calcext:value-type="float">
            <text:p>0</text:p>
          </table:table-cell>
          <table:table-cell table:formula="of:=[.$B13]*[.H1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ov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4]*[.C14]" office:value-type="float" office:value="1" calcext:value-type="float">
            <text:p>1</text:p>
          </table:table-cell>
          <table:table-cell table:formula="of:=[.$B14]*[.D14]" office:value-type="float" office:value="0" calcext:value-type="float">
            <text:p>0</text:p>
          </table:table-cell>
          <table:table-cell table:formula="of:=[.$B14]*[.E14]" office:value-type="float" office:value="1" calcext:value-type="float">
            <text:p>1</text:p>
          </table:table-cell>
          <table:table-cell table:formula="of:=[.$B14]*[.F14]" office:value-type="float" office:value="0" calcext:value-type="float">
            <text:p>0</text:p>
          </table:table-cell>
          <table:table-cell table:formula="of:=[.$B14]*[.G14]" office:value-type="float" office:value="0" calcext:value-type="float">
            <text:p>0</text:p>
          </table:table-cell>
          <table:table-cell table:formula="of:=[.$B14]*[.H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ear Woode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$B15]*[.C15]" office:value-type="float" office:value="1" calcext:value-type="float">
            <text:p>1</text:p>
          </table:table-cell>
          <table:table-cell table:formula="of:=[.$B15]*[.D15]" office:value-type="float" office:value="0" calcext:value-type="float">
            <text:p>0</text:p>
          </table:table-cell>
          <table:table-cell table:formula="of:=[.$B15]*[.E15]" office:value-type="float" office:value="0" calcext:value-type="float">
            <text:p>0</text:p>
          </table:table-cell>
          <table:table-cell table:formula="of:=[.$B15]*[.F15]" office:value-type="float" office:value="0" calcext:value-type="float">
            <text:p>0</text:p>
          </table:table-cell>
          <table:table-cell table:formula="of:=[.$B15]*[.G15]" office:value-type="float" office:value="0" calcext:value-type="float">
            <text:p>0</text:p>
          </table:table-cell>
          <table:table-cell table:formula="of:=[.$B15]*[.H15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7" office:value-type="string" calcext:value-type="string">
            <text:p>Sum</text:p>
          </table:table-cell>
          <table:table-cell table:style-name="ce77" table:number-columns-repeated="8"/>
          <table:table-cell table:style-name="ce77" table:formula="of:=SUM([.J2:.J15])" office:value-type="float" office:value="13" calcext:value-type="float">
            <text:p>13</text:p>
          </table:table-cell>
          <table:table-cell table:style-name="ce77" table:formula="of:=SUM([.K2:.K15])" office:value-type="float" office:value="0" calcext:value-type="float">
            <text:p>0</text:p>
          </table:table-cell>
          <table:table-cell table:style-name="ce77" table:formula="of:=SUM([.L2:.L15])" office:value-type="float" office:value="12" calcext:value-type="float">
            <text:p>12</text:p>
          </table:table-cell>
          <table:table-cell table:style-name="ce77" table:formula="of:=SUM([.M2:.M15])" office:value-type="float" office:value="0" calcext:value-type="float">
            <text:p>0</text:p>
          </table:table-cell>
          <table:table-cell table:style-name="ce77" table:formula="of:=SUM([.N2:.N15])" office:value-type="float" office:value="1" calcext:value-type="float">
            <text:p>1</text:p>
          </table:table-cell>
          <table:table-cell table:style-name="ce77" table:formula="of:=SUM([.O2:.O15])" office:value-type="float" office:value="0" calcext:value-type="float">
            <text:p>0</text:p>
          </table:table-cell>
          <table:table-cell table:style-name="ce84" table:number-columns-repeated="100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litary Wares" table:style-name="ta1">
        <table:table-column table:style-name="co28" table:default-cell-style-name="ce39"/>
        <table:table-column table:style-name="co2" table:number-columns-repeated="12" table:default-cell-style-name="ce39"/>
        <table:table-column table:style-name="co13" table:default-cell-style-name="ce39"/>
        <table:table-column table:style-name="co2" table:default-cell-style-name="ce39"/>
        <table:table-column table:style-name="co2" table:number-columns-repeated="1009" table:default-cell-style-name="Default"/>
        <table:table-row table:style-name="ro1">
          <table:table-cell table:style-name="ce77" office:value-type="string" calcext:value-type="string">
            <text:p>Military</text:p>
          </table:table-cell>
          <table:table-cell table:style-name="ce77" office:value-type="string" calcext:value-type="string">
            <text:p>Quantity</text:p>
          </table:table-cell>
          <table:table-cell table:style-name="ce77" office:value-type="string" calcext:value-type="string">
            <text:p>Planks</text:p>
          </table:table-cell>
          <table:table-cell table:style-name="ce77" office:value-type="string" calcext:value-type="string">
            <text:p>Coal</text:p>
          </table:table-cell>
          <table:table-cell table:style-name="ce77" office:value-type="string" calcext:value-type="string">
            <text:p>Iron</text:p>
          </table:table-cell>
          <table:table-cell table:style-name="ce77" office:value-type="string" calcext:value-type="string">
            <text:p>Gold</text:p>
          </table:table-cell>
          <table:table-cell table:style-name="ce77" office:value-type="string" calcext:value-type="string">
            <text:p>Reed</text:p>
          </table:table-cell>
          <table:table-cell table:style-name="ce77" office:value-type="string" calcext:value-type="string">
            <text:p>Wool</text:p>
          </table:table-cell>
          <table:table-cell table:style-name="ce77"/>
          <table:table-cell table:style-name="ce77" office:value-type="string" calcext:value-type="string">
            <text:p>Sum Planks</text:p>
          </table:table-cell>
          <table:table-cell table:style-name="ce77" office:value-type="string" calcext:value-type="string">
            <text:p>Sum Coal</text:p>
          </table:table-cell>
          <table:table-cell table:style-name="ce77" office:value-type="string" calcext:value-type="string">
            <text:p>Sum Iron</text:p>
          </table:table-cell>
          <table:table-cell table:style-name="ce77" office:value-type="string" calcext:value-type="string">
            <text:p>Sum Gold</text:p>
          </table:table-cell>
          <table:table-cell table:style-name="ce77" office:value-type="string" calcext:value-type="string">
            <text:p>Sum Reed</text:p>
          </table:table-cell>
          <table:table-cell table:style-name="ce77" office:value-type="string" calcext:value-type="string">
            <text:p>Sum Wool</text:p>
          </table:table-cell>
          <table:table-cell table:style-name="ce75" table:number-columns-repeated="1009"/>
        </table:table-row>
        <table:table-row table:style-name="ro1">
          <table:table-cell office:value-type="string" calcext:value-type="string">
            <text:p>Armor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2]*[.C2]" office:value-type="float" office:value="0" calcext:value-type="float">
            <text:p>0</text:p>
          </table:table-cell>
          <table:table-cell table:formula="of:=[.$B2]*[.D2]" office:value-type="float" office:value="0" calcext:value-type="float">
            <text:p>0</text:p>
          </table:table-cell>
          <table:table-cell table:formula="of:=[.$B2]*[.E2]" office:value-type="float" office:value="0" calcext:value-type="float">
            <text:p>0</text:p>
          </table:table-cell>
          <table:table-cell table:formula="of:=[.$B2]*[.F2]" office:value-type="float" office:value="0" calcext:value-type="float">
            <text:p>0</text:p>
          </table:table-cell>
          <table:table-cell table:formula="of:=[.$B2]*[.G2]" office:value-type="float" office:value="0" calcext:value-type="float">
            <text:p>0</text:p>
          </table:table-cell>
          <table:table-cell table:formula="of:=[.$B2]*[.H2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mor Chain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3]*[.C3]" office:value-type="float" office:value="0" calcext:value-type="float">
            <text:p>0</text:p>
          </table:table-cell>
          <table:table-cell table:formula="of:=[.$B3]*[.D3]" office:value-type="float" office:value="0" calcext:value-type="float">
            <text:p>0</text:p>
          </table:table-cell>
          <table:table-cell table:formula="of:=[.$B3]*[.E3]" office:value-type="float" office:value="12" calcext:value-type="float">
            <text:p>12</text:p>
          </table:table-cell>
          <table:table-cell table:formula="of:=[.$B3]*[.F3]" office:value-type="float" office:value="0" calcext:value-type="float">
            <text:p>0</text:p>
          </table:table-cell>
          <table:table-cell table:formula="of:=[.$B3]*[.G3]" office:value-type="float" office:value="0" calcext:value-type="float">
            <text:p>0</text:p>
          </table:table-cell>
          <table:table-cell table:formula="of:=[.$B3]*[.H3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mor Gilded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4]*[.C4]" office:value-type="float" office:value="0" calcext:value-type="float">
            <text:p>0</text:p>
          </table:table-cell>
          <table:table-cell table:formula="of:=[.$B4]*[.D4]" office:value-type="float" office:value="0" calcext:value-type="float">
            <text:p>0</text:p>
          </table:table-cell>
          <table:table-cell table:formula="of:=[.$B4]*[.E4]" office:value-type="float" office:value="12" calcext:value-type="float">
            <text:p>12</text:p>
          </table:table-cell>
          <table:table-cell table:formula="of:=[.$B4]*[.F4]" office:value-type="float" office:value="12" calcext:value-type="float">
            <text:p>12</text:p>
          </table:table-cell>
          <table:table-cell table:formula="of:=[.$B4]*[.G4]" office:value-type="float" office:value="0" calcext:value-type="float">
            <text:p>0</text:p>
          </table:table-cell>
          <table:table-cell table:formula="of:=[.$B4]*[.H4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x Broad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5]*[.C5]" office:value-type="float" office:value="12" calcext:value-type="float">
            <text:p>12</text:p>
          </table:table-cell>
          <table:table-cell table:formula="of:=[.$B5]*[.D5]" office:value-type="float" office:value="12" calcext:value-type="float">
            <text:p>12</text:p>
          </table:table-cell>
          <table:table-cell table:formula="of:=[.$B5]*[.E5]" office:value-type="float" office:value="12" calcext:value-type="float">
            <text:p>12</text:p>
          </table:table-cell>
          <table:table-cell table:formula="of:=[.$B5]*[.F5]" office:value-type="float" office:value="0" calcext:value-type="float">
            <text:p>0</text:p>
          </table:table-cell>
          <table:table-cell table:formula="of:=[.$B5]*[.G5]" office:value-type="float" office:value="0" calcext:value-type="float">
            <text:p>0</text:p>
          </table:table-cell>
          <table:table-cell table:formula="of:=[.$B5]*[.H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lmet_Mask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6]*[.C6]" office:value-type="float" office:value="0" calcext:value-type="float">
            <text:p>0</text:p>
          </table:table-cell>
          <table:table-cell table:formula="of:=[.$B6]*[.D6]" office:value-type="float" office:value="12" calcext:value-type="float">
            <text:p>12</text:p>
          </table:table-cell>
          <table:table-cell table:formula="of:=[.$B6]*[.E6]" office:value-type="float" office:value="12" calcext:value-type="float">
            <text:p>12</text:p>
          </table:table-cell>
          <table:table-cell table:formula="of:=[.$B6]*[.F6]" office:value-type="float" office:value="0" calcext:value-type="float">
            <text:p>0</text:p>
          </table:table-cell>
          <table:table-cell table:formula="of:=[.$B6]*[.G6]" office:value-type="float" office:value="0" calcext:value-type="float">
            <text:p>0</text:p>
          </table:table-cell>
          <table:table-cell table:formula="of:=[.$B6]*[.H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ield Advanced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7]*[.C7]" office:value-type="float" office:value="0" calcext:value-type="float">
            <text:p>0</text:p>
          </table:table-cell>
          <table:table-cell table:formula="of:=[.$B7]*[.D7]" office:value-type="float" office:value="24" calcext:value-type="float">
            <text:p>24</text:p>
          </table:table-cell>
          <table:table-cell table:formula="of:=[.$B7]*[.E7]" office:value-type="float" office:value="24" calcext:value-type="float">
            <text:p>24</text:p>
          </table:table-cell>
          <table:table-cell table:formula="of:=[.$B7]*[.F7]" office:value-type="float" office:value="12" calcext:value-type="float">
            <text:p>12</text:p>
          </table:table-cell>
          <table:table-cell table:formula="of:=[.$B7]*[.G7]" office:value-type="float" office:value="0" calcext:value-type="float">
            <text:p>0</text:p>
          </table:table-cell>
          <table:table-cell table:formula="of:=[.$B7]*[.H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ield Stee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8]*[.C8]" office:value-type="float" office:value="0" calcext:value-type="float">
            <text:p>0</text:p>
          </table:table-cell>
          <table:table-cell table:formula="of:=[.$B8]*[.D8]" office:value-type="float" office:value="24" calcext:value-type="float">
            <text:p>24</text:p>
          </table:table-cell>
          <table:table-cell table:formula="of:=[.$B8]*[.E8]" office:value-type="float" office:value="24" calcext:value-type="float">
            <text:p>24</text:p>
          </table:table-cell>
          <table:table-cell table:formula="of:=[.$B8]*[.F8]" office:value-type="float" office:value="0" calcext:value-type="float">
            <text:p>0</text:p>
          </table:table-cell>
          <table:table-cell table:formula="of:=[.$B8]*[.G8]" office:value-type="float" office:value="0" calcext:value-type="float">
            <text:p>0</text:p>
          </table:table-cell>
          <table:table-cell table:formula="of:=[.$B8]*[.H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ear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9]*[.C9]" office:value-type="float" office:value="12" calcext:value-type="float">
            <text:p>12</text:p>
          </table:table-cell>
          <table:table-cell table:formula="of:=[.$B9]*[.D9]" office:value-type="float" office:value="12" calcext:value-type="float">
            <text:p>12</text:p>
          </table:table-cell>
          <table:table-cell table:formula="of:=[.$B9]*[.E9]" office:value-type="float" office:value="12" calcext:value-type="float">
            <text:p>12</text:p>
          </table:table-cell>
          <table:table-cell table:formula="of:=[.$B9]*[.F9]" office:value-type="float" office:value="0" calcext:value-type="float">
            <text:p>0</text:p>
          </table:table-cell>
          <table:table-cell table:formula="of:=[.$B9]*[.G9]" office:value-type="float" office:value="0" calcext:value-type="float">
            <text:p>0</text:p>
          </table:table-cell>
          <table:table-cell table:formula="of:=[.$B9]*[.H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ear Advanced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0]*[.C10]" office:value-type="float" office:value="12" calcext:value-type="float">
            <text:p>12</text:p>
          </table:table-cell>
          <table:table-cell table:formula="of:=[.$B10]*[.D10]" office:value-type="float" office:value="12" calcext:value-type="float">
            <text:p>12</text:p>
          </table:table-cell>
          <table:table-cell table:formula="of:=[.$B10]*[.E10]" office:value-type="float" office:value="12" calcext:value-type="float">
            <text:p>12</text:p>
          </table:table-cell>
          <table:table-cell table:formula="of:=[.$B10]*[.F10]" office:value-type="float" office:value="0" calcext:value-type="float">
            <text:p>0</text:p>
          </table:table-cell>
          <table:table-cell table:formula="of:=[.$B10]*[.G10]" office:value-type="float" office:value="0" calcext:value-type="float">
            <text:p>0</text:p>
          </table:table-cell>
          <table:table-cell table:formula="of:=[.$B10]*[.H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word Broad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1]*[.C11]" office:value-type="float" office:value="0" calcext:value-type="float">
            <text:p>0</text:p>
          </table:table-cell>
          <table:table-cell table:formula="of:=[.$B11]*[.D11]" office:value-type="float" office:value="12" calcext:value-type="float">
            <text:p>12</text:p>
          </table:table-cell>
          <table:table-cell table:formula="of:=[.$B11]*[.E11]" office:value-type="float" office:value="24" calcext:value-type="float">
            <text:p>24</text:p>
          </table:table-cell>
          <table:table-cell table:formula="of:=[.$B11]*[.F11]" office:value-type="float" office:value="0" calcext:value-type="float">
            <text:p>0</text:p>
          </table:table-cell>
          <table:table-cell table:formula="of:=[.$B11]*[.G11]" office:value-type="float" office:value="0" calcext:value-type="float">
            <text:p>0</text:p>
          </table:table-cell>
          <table:table-cell table:formula="of:=[.$B11]*[.H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abard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12]*[.C12]" office:value-type="float" office:value="0" calcext:value-type="float">
            <text:p>0</text:p>
          </table:table-cell>
          <table:table-cell table:formula="of:=[.$B12]*[.D12]" office:value-type="float" office:value="0" calcext:value-type="float">
            <text:p>0</text:p>
          </table:table-cell>
          <table:table-cell table:formula="of:=[.$B12]*[.E12]" office:value-type="float" office:value="0" calcext:value-type="float">
            <text:p>0</text:p>
          </table:table-cell>
          <table:table-cell table:formula="of:=[.$B12]*[.F12]" office:value-type="float" office:value="0" calcext:value-type="float">
            <text:p>0</text:p>
          </table:table-cell>
          <table:table-cell table:formula="of:=[.$B12]*[.G12]" office:value-type="float" office:value="12" calcext:value-type="float">
            <text:p>12</text:p>
          </table:table-cell>
          <table:table-cell table:formula="of:=[.$B12]*[.H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abard Golden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13]*[.C13]" office:value-type="float" office:value="0" calcext:value-type="float">
            <text:p>0</text:p>
          </table:table-cell>
          <table:table-cell table:formula="of:=[.$B13]*[.D13]" office:value-type="float" office:value="0" calcext:value-type="float">
            <text:p>0</text:p>
          </table:table-cell>
          <table:table-cell table:formula="of:=[.$B13]*[.E13]" office:value-type="float" office:value="12" calcext:value-type="float">
            <text:p>12</text:p>
          </table:table-cell>
          <table:table-cell table:formula="of:=[.$B13]*[.F13]" office:value-type="float" office:value="12" calcext:value-type="float">
            <text:p>12</text:p>
          </table:table-cell>
          <table:table-cell table:formula="of:=[.$B13]*[.G13]" office:value-type="float" office:value="12" calcext:value-type="float">
            <text:p>12</text:p>
          </table:table-cell>
          <table:table-cell table:formula="of:=[.$B13]*[.H13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7" office:value-type="string" calcext:value-type="string">
            <text:p>Sum</text:p>
          </table:table-cell>
          <table:table-cell table:style-name="ce77" table:number-columns-repeated="8"/>
          <table:table-cell table:style-name="ce77" table:formula="of:=SUM([.J2:.J13])" office:value-type="float" office:value="36" calcext:value-type="float">
            <text:p>36</text:p>
          </table:table-cell>
          <table:table-cell table:style-name="ce77" table:formula="of:=SUM([.K2:.K13])" office:value-type="float" office:value="108" calcext:value-type="float">
            <text:p>108</text:p>
          </table:table-cell>
          <table:table-cell table:style-name="ce77" table:formula="of:=SUM([.L2:.L13])" office:value-type="float" office:value="156" calcext:value-type="float">
            <text:p>156</text:p>
          </table:table-cell>
          <table:table-cell table:style-name="ce77" table:formula="of:=SUM([.M2:.M13])" office:value-type="float" office:value="36" calcext:value-type="float">
            <text:p>36</text:p>
          </table:table-cell>
          <table:table-cell table:style-name="ce77" table:formula="of:=SUM([.N2:.N13])" office:value-type="float" office:value="24" calcext:value-type="float">
            <text:p>24</text:p>
          </table:table-cell>
          <table:table-cell table:style-name="ce77" table:formula="of:=SUM([.O2:.O13])" office:value-type="float" office:value="36" calcext:value-type="float">
            <text:p>36</text:p>
          </table:table-cell>
          <table:table-cell table:style-name="ce84" table:number-columns-repeated="1009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Buildcosts Productionsites'.A2:'Buildcosts Productionsites'.M102">
          <table:sort>
            <table:sort-by table:field-number="4" table:order="descending" table:data-type="automatic"/>
            <table:sort-by table:field-number="3" table:order="descending" table:data-type="automatic"/>
            <table:sort-by table:field-number="5" table:order="descending" table:data-type="automatic"/>
          </table:sort>
        </table:database-range>
        <table:database-range table:name="__Anonymous_Sheet_DB__1" table:target-range-address="'Buildcosts Military'.A2:'Buildcosts Military'.P31">
          <table:sort>
            <table:sort-by table:field-number="3" table:order="descending" table:data-type="automatic"/>
            <table:sort-by table:field-number="5" table:order="descending" table:data-type="automatic"/>
            <table:sort-by table:field-number="9" table:order="descending" table:data-type="automatic"/>
          </table:sort>
        </table:database-range>
        <table:database-range table:name="__Anonymous_Sheet_DB__2" table:target-range-address="Militarysites_values.A1:Militarysites_values.H18">
          <table:sort>
            <table:sort-by table:field-number="5" table:data-type="automatic"/>
            <table:sort-by table:field-number="5" table:data-type="automatic"/>
          </table:sort>
        </table:database-range>
        <table:database-range table:name="__Anonymous_Sheet_DB__3" table:target-range-address="'AI Hints'.A1:'AI Hints'.D31">
          <table:sort>
            <table:sort-by table:field-number="2" table:data-type="automatic"/>
            <table:sort-by table:field-number="3" table:data-type="automatic"/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9-26T17:57:10.035329941</meta:creation-date>
    <dc:date>2022-06-13T00:35:33.484217925</dc:date>
    <meta:editing-duration>P1DT13H1M5S</meta:editing-duration>
    <meta:editing-cycles>665</meta:editing-cycles>
    <meta:generator>LibreOffice/6.4.7.2$Linux_X86_64 LibreOffice_project/40$Build-2</meta:generator>
    <meta:document-statistic meta:table-count="7" meta:cell-count="1731" meta:object-count="0"/>
  </office:meta>
</office:document-meta>
</file>